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10000007FDFEA50A444898DBF.jpg" manifest:media-type="image/jpeg"/>
  <manifest:file-entry manifest:full-path="Pictures/1000000500000114000000B423FBF8C11D642853.gif" manifest:media-type="image/gi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Futura Std Condensed1" svg:font-family="'Futura Std Condensed'"/>
    <style:font-face style:name="Futura Std Condensed Light1" svg:font-family="'Futura Std Condensed Light'"/>
    <style:font-face style:name="Futura CondensedLight" svg:font-family="'Futura CondensedLight'" style:font-pitch="variable"/>
    <style:font-face style:name="Futura CondensedLight1" svg:font-family="'Futura CondensedLight'" style:font-adornments="Light Condensed" style:font-pitch="variable"/>
    <style:font-face style:name="Futura Std Condensed2" svg:font-family="'Futura Std Condensed'" style:font-pitch="variable"/>
    <style:font-face style:name="Calibri" svg:font-family="Calibri" style:font-family-generic="swiss" style:font-pitch="variable"/>
    <style:font-face style:name="Futura Std Condensed" svg:font-family="'Futura Std Condensed'" style:font-family-generic="swiss" style:font-pitch="variable"/>
    <style:font-face style:name="Futura Std Condensed Light2" svg:font-family="'Futura Std Condensed Light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2" style:family="paragraph" style:parent-style-name="Standard">
      <style:paragraph-properties fo:line-height="100%" fo:text-align="start" style:justify-single-word="false"/>
      <style:text-properties fo:language="en" fo:country="US" officeooo:paragraph-rsid="00350b35"/>
    </style:style>
    <style:style style:name="P3" style:family="paragraph" style:parent-style-name="Standard">
      <style:paragraph-properties fo:line-height="100%" fo:text-align="start" style:justify-single-word="false"/>
      <style:text-properties fo:language="en" fo:country="US" officeooo:paragraph-rsid="00261e9c"/>
    </style:style>
    <style:style style:name="P4" style:family="paragraph" style:parent-style-name="Standard">
      <style:paragraph-properties fo:line-height="100%" fo:text-align="start" style:justify-single-word="false"/>
      <style:text-properties fo:language="en" fo:country="US" officeooo:paragraph-rsid="003b6529"/>
    </style:style>
    <style:style style:name="P5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fo:language="en" fo:country="US"/>
    </style:style>
    <style:style style:name="P6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fo:language="en" fo:country="US" officeooo:paragraph-rsid="001648cc"/>
    </style:style>
    <style:style style:name="P7" style:family="paragraph" style:parent-style-name="Standard">
      <style:paragraph-properties fo:line-height="100%" fo:text-align="start" style:justify-single-word="false"/>
      <style:text-properties fo:language="en" fo:country="US" officeooo:paragraph-rsid="00529cbe"/>
    </style:style>
    <style:style style:name="P8" style:family="paragraph" style:parent-style-name="Standard">
      <style:paragraph-properties fo:line-height="100%" fo:text-align="start" style:justify-single-word="false"/>
      <style:text-properties fo:language="en" fo:country="US" officeooo:paragraph-rsid="00412c21"/>
    </style:style>
    <style:style style:name="P9" style:family="paragraph" style:parent-style-name="Standard">
      <style:paragraph-properties fo:line-height="100%" fo:text-align="start" style:justify-single-word="false"/>
      <style:text-properties fo:language="en" fo:country="US" officeooo:paragraph-rsid="006cd55b"/>
    </style:style>
    <style:style style:name="P10" style:family="paragraph" style:parent-style-name="Standard">
      <style:paragraph-properties fo:line-height="100%" fo:text-align="start" style:justify-single-word="false"/>
      <style:text-properties fo:language="en" fo:country="US" officeooo:paragraph-rsid="005fbf81"/>
    </style:style>
    <style:style style:name="P11" style:family="paragraph" style:parent-style-name="Standard">
      <style:paragraph-properties fo:line-height="100%" fo:text-align="start" style:justify-single-word="false"/>
      <style:text-properties fo:language="en" fo:country="US" officeooo:paragraph-rsid="006ea695"/>
    </style:style>
    <style:style style:name="P12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0edbf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13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0edbf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14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257e94" officeooo:paragraph-rsid="00257e94" fo:background-color="transparent" style:font-name-asian="Futura Std Condensed Light1" style:font-size-asian="14pt" style:font-name-complex="Futura Std Condensed Light1" style:font-size-complex="16pt"/>
    </style:style>
    <style:style style:name="P15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10dd8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16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780a6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17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63635a" officeooo:paragraph-rsid="0063635a" fo:background-color="transparent" style:font-name-asian="Futura Std Condensed Light1" style:font-size-asian="14pt" style:font-name-complex="Futura Std Condensed Light1" style:font-size-complex="16pt"/>
    </style:style>
    <style:style style:name="P18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65370c" officeooo:paragraph-rsid="0065370c" fo:background-color="transparent" style:font-name-asian="Futura Std Condensed Light1" style:font-size-asian="14pt" style:font-name-complex="Futura Std Condensed Light1" style:font-size-complex="16pt"/>
    </style:style>
    <style:style style:name="P19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58ed17" officeooo:paragraph-rsid="0058ed17" fo:background-color="transparent" style:font-name-asian="Futura Std Condensed Light1" style:font-size-asian="14pt" style:font-name-complex="Futura Std Condensed Light1" style:font-size-complex="16pt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471b2b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21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47f41d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60d152" officeooo:paragraph-rsid="00697dd6" fo:background-color="transparent" style:font-name-asian="Futura Std Condensed Light1" style:font-size-asian="16pt" style:font-name-complex="Futura Std Condensed Light1" style:font-size-complex="16pt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471b2b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97dd6" officeooo:paragraph-rsid="00697dd6" fo:background-color="transparent" style:font-name-asian="Futura Std Condensed Light1" style:font-size-asian="16pt" style:font-name-complex="Futura Std Condensed Light1" style:font-size-complex="16pt"/>
    </style:style>
    <style:style style:name="P25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61b6f6" fo:background-color="transparent" style:font-name-asian="Futura Std Condensed Light1" style:font-size-asian="14pt" style:font-name-complex="Futura Std Condensed Light1" style:font-size-complex="16pt"/>
    </style:style>
    <style:style style:name="P26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6333e8" fo:background-color="transparent" style:font-name-asian="Futura Std Condensed Light1" style:font-size-asian="14pt" style:font-name-complex="Futura Std Condensed Light1" style:font-size-complex="16pt"/>
    </style:style>
    <style:style style:name="P27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style:text-underline-style="none" fo:font-weight="normal" officeooo:rsid="00471b2b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8pt" fo:language="en" fo:country="US" fo:font-weight="normal" officeooo:rsid="00110dd8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30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8pt" fo:language="en" fo:country="US" fo:font-weight="normal" officeooo:rsid="0010edbf" officeooo:paragraph-rsid="001ccf05" fo:background-color="transparent" style:font-name-asian="Futura Std Condensed Light1" style:font-size-asian="15.75pt" style:font-name-complex="Futura Std Condensed Light1" style:font-size-complex="18pt"/>
    </style:style>
    <style:style style:name="P31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8pt" fo:language="en" fo:country="US" fo:font-weight="normal" officeooo:rsid="0065370c" officeooo:paragraph-rsid="0065370c" fo:background-color="transparent" style:font-name-asian="Futura Std Condensed Light1" style:font-name-complex="Futura Std Condensed Light1"/>
    </style:style>
    <style:style style:name="P32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8pt" fo:language="en" fo:country="US" style:text-underline-style="solid" style:text-underline-width="auto" style:text-underline-color="font-color" fo:font-weight="normal" officeooo:rsid="0060d152" officeooo:paragraph-rsid="00697dd6" fo:background-color="transparent" style:font-name-asian="Futura Std Condensed Light1" style:font-size-asian="18pt" style:font-name-complex="Futura Std Condensed Light1" style:font-size-complex="18pt"/>
    </style:style>
    <style:style style:name="P33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fo:font-weight="normal" officeooo:rsid="0012ef79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34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fo:font-weight="normal" officeooo:rsid="006333e8" officeooo:paragraph-rsid="006333e8" fo:background-color="transparent" style:font-name-asian="Futura Std Condensed Light1" style:font-size-asian="18pt" style:font-name-complex="Futura Std Condensed Light1" style:font-size-complex="18pt"/>
    </style:style>
    <style:style style:name="P35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fo:font-weight="normal" officeooo:rsid="00110dd8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36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fo:font-weight="normal" officeooo:rsid="007afc39" officeooo:paragraph-rsid="007afc39" fo:background-color="transparent" style:font-name-asian="Futura Std Condensed Light1" style:font-size-asian="18pt" style:font-name-complex="Futura Std Condensed Light1" style:font-size-complex="18pt"/>
    </style:style>
    <style:style style:name="P37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style:text-underline-style="solid" style:text-underline-width="auto" style:text-underline-color="font-color" fo:font-weight="normal" officeooo:rsid="006333e8" officeooo:paragraph-rsid="006333e8" fo:background-color="transparent" style:font-name-asian="Futura Std Condensed Light1" style:font-size-asian="18pt" style:font-name-complex="Futura Std Condensed Light1" style:font-size-complex="18pt"/>
    </style:style>
    <style:style style:name="P38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style:text-underline-style="solid" style:text-underline-width="auto" style:text-underline-color="font-color" fo:font-weight="normal" officeooo:rsid="0063635a" officeooo:paragraph-rsid="0065370c" fo:background-color="transparent" style:font-name-asian="Futura Std Condensed Light1" style:font-size-asian="18pt" style:font-name-complex="Futura Std Condensed Light1" style:font-size-complex="18pt"/>
    </style:style>
    <style:style style:name="P39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6pt" fo:language="en" fo:country="US" fo:font-weight="normal" officeooo:rsid="00257e94" officeooo:paragraph-rsid="00257e94" fo:background-color="transparent" style:font-name-asian="Futura Std Condensed Light1" style:font-size-asian="14pt" style:font-name-complex="Futura Std Condensed Light1" style:font-size-complex="16pt"/>
    </style:style>
    <style:style style:name="P40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41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officeooo:paragraph-rsid="002be5dd" fo:background-color="transparent" style:font-name-asian="Futura Std Condensed Light1" style:font-name-complex="Futura Std Condensed Light1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officeooo:paragraph-rsid="00261e9c" fo:background-color="transparent" style:font-name-asian="Futura Std Condensed Light1" style:font-name-complex="Futura Std Condensed Light1"/>
    </style:style>
    <style:style style:name="P43" style:family="paragraph" style:parent-style-name="Standard">
      <style:paragraph-properties fo:line-height="100%" fo:text-align="center" style:justify-single-word="false"/>
      <style:text-properties fo:color="#000000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44" style:family="paragraph" style:parent-style-name="Standard">
      <style:paragraph-properties fo:line-height="100%" fo:text-align="center" style:justify-single-word="false"/>
      <style:text-properties fo:color="#000000" style:font-name="Futura Std Condensed Light1" fo:font-size="16pt" fo:language="en" fo:country="US" fo:font-weight="normal" officeooo:paragraph-rsid="00261e9c" fo:background-color="transparent" style:font-name-asian="Futura Std Condensed Light1" style:font-name-complex="Futura Std Condensed Light1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officeooo:rsid="0027d97c" fo:background-color="transparent" style:font-name-asian="Futura Std Condensed Light1" style:font-name-complex="Futura Std Condensed Light1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officeooo:rsid="00238f35" officeooo:paragraph-rsid="006cd55b" fo:background-color="transparent" style:font-name-asian="Futura Std Condensed Light1" style:font-name-complex="Futura Std Condensed Light1"/>
    </style:style>
    <style:style style:name="P47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style:text-underline-style="none" fo:font-weight="normal" officeooo:rsid="007bca7e" officeooo:paragraph-rsid="006ea695" fo:background-color="transparent" style:font-name-asian="Futura Std Condensed Light1" style:font-size-asian="14pt" style:font-name-complex="Futura Std Condensed Light1" style:font-size-complex="16pt"/>
    </style:style>
    <style:style style:name="P48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officeooo:rsid="002bc2e2" officeooo:paragraph-rsid="00350b35" fo:background-color="transparent" style:font-name-asian="Futura Std Condensed Light1" style:font-size-asian="14pt" style:font-name-complex="Futura Std Condensed Light1" style:font-size-complex="16pt"/>
    </style:style>
    <style:style style:name="P49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officeooo:rsid="001780a6" officeooo:paragraph-rsid="00350b35" fo:background-color="transparent" style:font-name-asian="Futura Std Condensed Light1" style:font-size-asian="14pt" style:font-name-complex="Futura Std Condensed Light1" style:font-size-complex="16pt"/>
    </style:style>
    <style:style style:name="P50" style:family="paragraph" style:parent-style-name="Standard">
      <style:paragraph-properties fo:line-height="100%" fo:text-align="center" style:justify-single-word="false"/>
      <style:text-properties fo:color="#000000" style:font-name="Futura Std Condensed1" fo:font-size="16pt" fo:language="en" fo:country="US" fo:font-weight="normal" officeooo:rsid="00471b2b" officeooo:paragraph-rsid="00471b2b" fo:background-color="transparent" style:font-name-asian="Futura Std Condensed Light1" style:font-size-asian="14pt" style:font-name-complex="Futura Std Condensed Light1" style:font-size-complex="16pt"/>
    </style:style>
    <style:style style:name="P51" style:family="paragraph" style:parent-style-name="Standard">
      <style:paragraph-properties fo:line-height="100%" fo:text-align="center" style:justify-single-word="false"/>
      <style:text-properties fo:color="#000000" style:font-name="Futura CondensedLight" fo:font-size="16pt" fo:language="en" fo:country="US" fo:font-weight="normal" officeooo:rsid="00760f03" officeooo:paragraph-rsid="00760f03" fo:background-color="transparent" style:font-name-asian="Futura Std Condensed Light1" style:font-size-asian="14pt" style:font-name-complex="Futura Std Condensed Light1" style:font-size-complex="16pt"/>
    </style:style>
    <style:style style:name="P52" style:family="paragraph" style:parent-style-name="Standard">
      <style:paragraph-properties fo:line-height="100%" fo:text-align="center" style:justify-single-word="false"/>
      <style:text-properties fo:color="#000000" style:font-name="Futura CondensedLight1" fo:font-size="16pt" fo:language="en" fo:country="US" fo:font-weight="normal" officeooo:rsid="0010edbf" officeooo:paragraph-rsid="00760f03" fo:background-color="transparent" style:font-name-asian="Futura Std Condensed Light1" style:font-size-asian="14pt" style:font-name-complex="Futura Std Condensed Light1" style:font-size-complex="16pt"/>
    </style:style>
    <style:style style:name="P53" style:family="paragraph" style:parent-style-name="Standard">
      <style:paragraph-properties fo:line-height="100%" fo:text-align="center" style:justify-single-word="false"/>
      <style:text-properties fo:color="#000000" style:font-name="Futura CondensedLight1" fo:font-size="16pt" fo:language="en" fo:country="US" fo:font-weight="normal" officeooo:rsid="00760f03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54" style:family="paragraph" style:parent-style-name="Standard">
      <style:paragraph-properties fo:line-height="100%" fo:text-align="center" style:justify-single-word="false"/>
      <style:text-properties fo:color="#000000" style:font-name="Futura CondensedLight1" fo:font-size="16pt" fo:language="en" fo:country="US" fo:font-weight="normal" officeooo:rsid="0077e81b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55" style:family="paragraph" style:parent-style-name="Standard">
      <style:paragraph-properties fo:line-height="100%" fo:text-align="center" style:justify-single-word="false"/>
      <style:text-properties fo:color="#000000" style:text-position="0% 100%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56" style:family="paragraph" style:parent-style-name="Standard">
      <style:paragraph-properties fo:line-height="100%" fo:text-align="center" style:justify-single-word="false"/>
      <style:text-properties fo:color="#000000" style:text-position="0% 100%" style:font-name="Futura CondensedLight1" fo:font-size="16pt" fo:language="en" fo:country="US" style:text-underline-style="solid" style:text-underline-width="auto" style:text-underline-color="font-color" fo:font-weight="normal" officeooo:rsid="0010edbf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57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8pt" fo:language="en" fo:country="US" fo:font-weight="normal" officeooo:rsid="0011d8b3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58" style:family="paragraph" style:parent-style-name="Standard">
      <style:paragraph-properties fo:line-height="100%" fo:text-align="start" style:justify-single-word="false"/>
      <style:text-properties fo:color="#c9211e" style:font-name="Futura Std Condensed" fo:font-size="18pt" fo:language="en" fo:country="US" fo:font-weight="normal" officeooo:rsid="0011d8b3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59" style:family="paragraph" style:parent-style-name="Standard">
      <style:paragraph-properties fo:line-height="100%" fo:text-align="start" style:justify-single-word="false"/>
      <style:text-properties fo:color="#c9211e" style:font-name="Futura Std Condensed" fo:font-size="18pt" fo:language="en" fo:country="US" fo:font-weight="normal" officeooo:rsid="0011d8b3" officeooo:paragraph-rsid="006ea695" fo:background-color="transparent" style:font-name-asian="Futura Std Condensed Light1" style:font-size-asian="18pt" style:font-name-complex="Futura Std Condensed Light1" style:font-size-complex="18pt"/>
    </style:style>
    <style:style style:name="P60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8pt" fo:language="en" fo:country="US" fo:font-weight="normal" officeooo:rsid="0010edbf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61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8pt" fo:language="en" fo:country="US" fo:font-weight="normal" officeooo:paragraph-rsid="001ccf05" fo:background-color="transparent" style:font-name-asian="Futura Std Condensed Light1" style:font-name-complex="Futura Std Condensed Light1"/>
    </style:style>
    <style:style style:name="P62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110dd8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63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110dd8" officeooo:paragraph-rsid="0063635a" fo:background-color="transparent" style:font-name-asian="Futura Std Condensed Light1" style:font-size-asian="14pt" style:font-name-complex="Futura Std Condensed Light1" style:font-size-complex="16pt"/>
    </style:style>
    <style:style style:name="P64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10edbf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65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10edbf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66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11d8b3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67" style:family="paragraph" style:parent-style-name="Standard">
      <style:paragraph-properties fo:line-height="100%" fo:text-align="start" style:justify-single-word="false"/>
      <style:text-properties fo:color="#c9211e" style:font-name="Futura Std Condensed" fo:font-size="16pt" fo:language="en" fo:country="US" fo:font-weight="normal" officeooo:rsid="002d79a2" officeooo:paragraph-rsid="005ae63c" fo:background-color="transparent" style:font-name-asian="Futura Std Condensed Light1" style:font-size-asian="14pt" style:font-name-complex="Futura Std Condensed Light1" style:font-size-complex="16pt"/>
    </style:style>
    <style:style style:name="P68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77e81b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69" style:family="paragraph" style:parent-style-name="Standard">
      <style:paragraph-properties fo:line-height="100%" fo:text-align="start" style:justify-single-word="false"/>
      <style:text-properties fo:color="#c9211e" style:font-name="Futura Std Condensed" fo:font-size="16pt" fo:language="en" fo:country="US" fo:font-weight="normal" fo:background-color="transparent" style:font-name-asian="Futura Std Condensed Light1" style:font-name-complex="Futura Std Condensed Light1"/>
    </style:style>
    <style:style style:name="P70" style:family="paragraph" style:parent-style-name="Standard">
      <style:paragraph-properties fo:line-height="100%" fo:text-align="start" style:justify-single-word="false"/>
      <style:text-properties fo:color="#c9211e" style:font-name="Futura Std Condensed Light" fo:font-size="18pt" fo:language="en" fo:country="US" style:text-underline-style="none" fo:font-weight="normal" officeooo:rsid="00471b2b" officeooo:paragraph-rsid="00471b2b" fo:background-color="transparent" style:font-name-asian="Futura Std Condensed Light1" style:font-size-asian="18pt" style:font-name-complex="Futura Std Condensed Light1" style:font-size-complex="18pt"/>
    </style:style>
    <style:style style:name="P71" style:family="paragraph" style:parent-style-name="Standard">
      <style:paragraph-properties fo:line-height="100%" fo:text-align="start" style:justify-single-word="false"/>
      <style:text-properties fo:color="#c9211e" style:font-name="Futura Std Condensed Light" fo:font-size="18pt" fo:language="en" fo:country="US" fo:font-weight="normal" officeooo:rsid="00471b2b" officeooo:paragraph-rsid="0060d152" fo:background-color="transparent" style:font-name-asian="Futura Std Condensed Light1" style:font-size-asian="18pt" style:font-name-complex="Futura Std Condensed Light1" style:font-size-complex="18pt"/>
    </style:style>
    <style:style style:name="P72" style:family="paragraph" style:parent-style-name="Standard">
      <style:paragraph-properties fo:line-height="100%" fo:text-align="start" style:justify-single-word="false"/>
      <style:text-properties fo:color="#c9211e" style:font-name="Futura Std Condensed Light" fo:font-size="18pt" fo:language="en" fo:country="US" fo:font-weight="normal" officeooo:rsid="0060d152" officeooo:paragraph-rsid="0060d152" fo:background-color="transparent" style:font-name-asian="Futura Std Condensed Light1" style:font-size-asian="18pt" style:font-name-complex="Futura Std Condensed Light1" style:font-size-complex="18pt"/>
    </style:style>
    <style:style style:name="P73" style:family="paragraph" style:parent-style-name="Standard">
      <style:paragraph-properties fo:line-height="100%" fo:text-align="start" style:justify-single-word="false"/>
      <style:text-properties fo:color="#c9211e" style:font-name="Futura Std Condensed1" fo:font-size="16pt" fo:language="en" fo:country="US" fo:font-weight="normal" fo:background-color="transparent" style:font-name-asian="Futura Std Condensed1" style:font-name-complex="Futura Std Condensed1"/>
    </style:style>
    <style:style style:name="P74" style:family="paragraph" style:parent-style-name="Standard">
      <style:paragraph-properties fo:line-height="100%" fo:text-align="start" style:justify-single-word="false"/>
      <style:text-properties fo:color="#c9211e" style:font-name="Futura Std Condensed1" fo:font-size="16pt" fo:language="en" fo:country="US" style:text-underline-style="none" fo:font-weight="normal" officeooo:rsid="005ae63c" officeooo:paragraph-rsid="005b3e2f" fo:background-color="transparent" style:font-name-asian="Futura Std Condensed Light1" style:font-size-asian="14pt" style:font-name-complex="Futura Std Condensed Light1" style:font-size-complex="16pt"/>
    </style:style>
    <style:style style:name="P75" style:family="paragraph" style:parent-style-name="Standard">
      <style:paragraph-properties fo:line-height="100%" fo:text-align="center" style:justify-single-word="false"/>
      <style:text-properties fo:color="#c9211e" style:font-name="Futura Std Condensed1" fo:font-size="18pt" fo:language="en" fo:country="US" fo:font-weight="normal" fo:background-color="transparent" style:font-name-asian="Futura Std Condensed1" style:font-size-asian="15.75pt" style:font-name-complex="Futura Std Condensed1" style:font-size-complex="18pt"/>
    </style:style>
    <style:style style:name="P76" style:family="paragraph" style:parent-style-name="Standard">
      <style:paragraph-properties fo:line-height="100%" fo:text-align="center" style:justify-single-word="false"/>
      <style:text-properties style:use-window-font-color="true" style:font-name="Futura Std Condensed1" fo:font-size="18pt" fo:language="en" fo:country="US" fo:font-weight="normal" fo:background-color="transparent" style:font-name-asian="Futura Std Condensed1" style:font-name-complex="Futura Std Condensed1"/>
    </style:style>
    <style:style style:name="P77" style:family="paragraph" style:parent-style-name="Standard">
      <style:paragraph-properties fo:line-height="100%" fo:text-align="center" style:justify-single-word="false"/>
      <style:text-properties style:use-window-font-color="true" style:font-name="Futura Std Condensed1" fo:font-size="24pt" fo:language="en" fo:country="US" fo:font-weight="normal" fo:background-color="transparent" style:font-name-asian="Futura Std Condensed1" style:font-name-complex="Futura Std Condensed1"/>
    </style:style>
    <style:style style:name="P78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6pt" fo:language="en" fo:country="US" fo:font-weight="normal" fo:background-color="transparent" style:font-name-asian="Calibri1" style:font-name-complex="Calibri1"/>
    </style:style>
    <style:style style:name="P79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style:use-window-font-color="true" style:font-name="Calibri1" fo:font-size="16pt" fo:language="en" fo:country="US" fo:font-weight="normal" fo:background-color="transparent" style:font-name-asian="Calibri1" style:font-name-complex="Calibri1"/>
    </style:style>
    <style:style style:name="P80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8pt" fo:language="en" fo:country="US" fo:font-weight="normal" officeooo:paragraph-rsid="001ccf05" fo:background-color="transparent" style:font-name-asian="Calibri1" style:font-size-asian="15.75pt" style:font-name-complex="Calibri1" style:font-size-complex="18pt"/>
    </style:style>
    <style:style style:name="P81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8pt" fo:language="en" fo:country="US" fo:font-weight="normal" fo:background-color="transparent" style:font-name-asian="Calibri1" style:font-size-asian="15.75pt" style:font-name-complex="Calibri1" style:font-size-complex="18pt"/>
    </style:style>
    <style:style style:name="P8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8pt" fo:language="en" fo:country="US" fo:font-weight="normal" fo:background-color="transparent" style:font-name-asian="Calibri1" style:font-size-asian="18pt" style:font-name-complex="Calibri1" style:font-size-complex="18pt"/>
    </style:style>
    <style:style style:name="P83" style:family="paragraph" style:parent-style-name="Standard">
      <style:paragraph-properties fo:line-height="100%" fo:text-align="start" style:justify-single-word="false"/>
      <style:text-properties style:use-window-font-color="true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84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style:use-window-font-color="true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85" style:family="paragraph" style:parent-style-name="Standard">
      <style:paragraph-properties fo:line-height="100%" fo:text-align="start" style:justify-single-word="false"/>
      <style:text-properties style:use-window-font-color="true" style:font-name="Futura Std Condensed Light1" fo:font-size="16pt" fo:language="en" fo:country="US" fo:font-weight="normal" officeooo:paragraph-rsid="006ea695" fo:background-color="transparent" style:font-name-asian="Futura Std Condensed Light1" style:font-name-complex="Futura Std Condensed Light1"/>
    </style:style>
    <style:style style:name="P86" style:family="paragraph" style:parent-style-name="Standard">
      <style:paragraph-properties fo:line-height="100%" fo:text-align="center" style:justify-single-word="false"/>
      <style:text-properties fo:font-size="12pt" fo:language="en" fo:country="US" style:text-underline-style="solid" style:text-underline-width="auto" style:text-underline-color="font-color" officeooo:rsid="00238f35" officeooo:paragraph-rsid="00238f35" style:font-size-asian="12pt" style:font-size-complex="12pt"/>
    </style:style>
    <style:style style:name="P87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officeooo:paragraph-rsid="0055132b"/>
    </style:style>
    <style:style style:name="P88" style:family="paragraph" style:parent-style-name="Standard">
      <style:paragraph-properties fo:line-height="100%" fo:text-align="center" style:justify-single-word="false"/>
      <style:text-properties officeooo:paragraph-rsid="006333e8"/>
    </style:style>
    <style:style style:name="P89" style:family="paragraph" style:parent-style-name="Standard">
      <style:paragraph-properties fo:line-height="100%" fo:text-align="center" style:justify-single-word="false"/>
      <style:text-properties officeooo:paragraph-rsid="0042635c"/>
    </style:style>
    <style:style style:name="P90" style:family="paragraph" style:parent-style-name="Standard">
      <style:paragraph-properties fo:line-height="100%" fo:text-align="center" style:justify-single-word="false"/>
      <style:text-properties officeooo:paragraph-rsid="0077e81b"/>
    </style:style>
    <style:style style:name="P91" style:family="paragraph" style:parent-style-name="Standard">
      <style:paragraph-properties fo:line-height="100%" fo:text-align="center" style:justify-single-word="false"/>
      <style:text-properties officeooo:paragraph-rsid="007e0210"/>
    </style:style>
    <style:style style:name="P92" style:family="paragraph" style:parent-style-name="Standard">
      <style:paragraph-properties fo:line-height="100%" fo:text-align="center" style:justify-single-word="false"/>
      <style:text-properties fo:color="#2a6099" style:font-name="Futura Std Condensed" fo:font-size="18pt" fo:language="en" fo:country="US" fo:font-weight="normal" officeooo:rsid="0058ed17" officeooo:paragraph-rsid="0058ed17" fo:background-color="transparent" style:font-name-asian="Futura Std Condensed Light1" style:font-name-complex="Futura Std Condensed Light1"/>
    </style:style>
    <style:style style:name="P93" style:family="paragraph" style:parent-style-name="Standard" style:master-page-name="">
      <loext:graphic-properties draw:fill="none"/>
      <style:paragraph-properties fo:margin-left="0in" fo:margin-right="0in" fo:line-height="100%" fo:text-align="start" style:justify-single-word="false" fo:text-indent="0in" style:auto-text-indent="false" style:page-number="auto" fo:background-color="transparent"/>
      <style:text-properties fo:language="en" fo:country="US"/>
    </style:style>
    <style:style style:name="P94" style:family="paragraph" style:parent-style-name="Standard">
      <style:paragraph-properties fo:line-height="100%" fo:text-align="center" style:justify-single-word="false" fo:break-before="page"/>
      <style:text-properties fo:color="#000000" style:font-name="Futura Std Condensed" fo:font-size="18pt" fo:language="en" fo:country="US" fo:font-weight="normal" officeooo:rsid="0010edbf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95" style:family="paragraph" style:parent-style-name="Standard">
      <style:paragraph-properties fo:line-height="100%" fo:text-align="center" style:justify-single-word="false" fo:break-before="page"/>
      <style:text-properties fo:color="#c9211e" style:font-name="Futura Std Condensed1" fo:font-size="18pt" fo:language="en" fo:country="US" fo:font-weight="normal" officeooo:rsid="00471b2b" officeooo:paragraph-rsid="00471b2b" fo:background-color="transparent" style:font-name-asian="Futura Std Condensed Light1" style:font-size-asian="18pt" style:font-name-complex="Futura Std Condensed Light1" style:font-size-complex="18pt"/>
    </style:style>
    <style:style style:name="P96" style:family="paragraph" style:parent-style-name="Standard">
      <style:paragraph-properties fo:line-height="100%" fo:text-align="center" style:justify-single-word="false" fo:break-before="page"/>
      <style:text-properties style:use-window-font-color="true" style:font-name="Futura Std Condensed1" fo:font-size="18pt" fo:language="en" fo:country="US" fo:font-weight="normal" fo:background-color="transparent" style:font-name-asian="Futura Std Condensed1" style:font-name-complex="Futura Std Condensed1"/>
    </style:style>
    <style:style style:name="P97" style:family="paragraph" style:parent-style-name="Standard">
      <style:paragraph-properties fo:line-height="100%" fo:text-align="center" style:justify-single-word="false" fo:break-before="page"/>
      <style:text-properties style:use-window-font-color="true" style:font-name="Futura Std Condensed1" fo:font-size="18pt" fo:language="en" fo:country="US" fo:font-weight="normal" officeooo:paragraph-rsid="001ccf05" fo:background-color="transparent" style:font-name-asian="Futura Std Condensed1" style:font-name-complex="Futura Std Condensed1"/>
    </style:style>
    <style:style style:name="P98" style:family="paragraph" style:parent-style-name="Standard">
      <style:paragraph-properties fo:line-height="100%" fo:text-align="center" style:justify-single-word="false"/>
      <style:text-properties fo:color="#000000" style:font-name="Futura CondensedLight1" fo:font-size="16pt" fo:language="en" fo:country="US" fo:font-weight="normal" officeooo:rsid="007e0210" officeooo:paragraph-rsid="007e0210" fo:background-color="transparent" style:font-name-asian="Futura Std Condensed Light1" style:font-size-asian="14pt" style:font-name-complex="Futura Std Condensed Light1" style:font-size-complex="16pt"/>
    </style:style>
    <style:style style:name="P99" style:family="paragraph" style:parent-style-name="Standard">
      <style:paragraph-properties fo:line-height="100%" fo:text-align="start" style:justify-single-word="false"/>
      <style:text-properties fo:language="en" fo:country="US" officeooo:paragraph-rsid="005b3e2f"/>
    </style:style>
    <style:style style:name="P100" style:family="paragraph" style:parent-style-name="Standard">
      <style:paragraph-properties fo:line-height="100%" fo:text-align="start" style:justify-single-word="false"/>
      <style:text-properties fo:language="en" fo:country="US" officeooo:paragraph-rsid="007e7257"/>
    </style:style>
    <style:style style:name="P101" style:family="paragraph" style:parent-style-name="Standard">
      <style:paragraph-properties fo:line-height="100%" fo:text-align="start" style:justify-single-word="false"/>
      <style:text-properties fo:language="en" fo:country="US" officeooo:paragraph-rsid="008216fa"/>
    </style:style>
    <style:style style:name="P102" style:family="paragraph" style:parent-style-name="Standard">
      <style:paragraph-properties fo:line-height="100%" fo:text-align="start" style:justify-single-word="false"/>
    </style:style>
    <style:style style:name="P103" style:family="paragraph" style:parent-style-name="Standard">
      <style:paragraph-properties fo:line-height="100%" fo:text-align="start" style:justify-single-word="false"/>
      <style:text-properties officeooo:paragraph-rsid="005b3e2f"/>
    </style:style>
    <style:style style:name="P104" style:family="paragraph" style:parent-style-name="Standard">
      <style:paragraph-properties fo:line-height="100%" fo:text-align="center" style:justify-single-word="false"/>
      <style:text-properties officeooo:paragraph-rsid="00800ae4"/>
    </style:style>
    <style:style style:name="P105" style:family="paragraph" style:parent-style-name="Standard">
      <style:paragraph-properties fo:line-height="100%" fo:text-align="start" style:justify-single-word="false"/>
      <style:text-properties fo:color="#c9211e" style:font-name="Futura Std Condensed1" fo:font-size="16pt" fo:language="en" fo:country="US" fo:font-weight="normal" fo:background-color="transparent" style:font-name-asian="Futura Std Condensed1" style:font-name-complex="Futura Std Condensed1"/>
    </style:style>
    <style:style style:name="T1" style:family="text">
      <style:text-properties style:use-window-font-color="true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" style:family="text">
      <style:text-properties style:use-window-font-color="true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3" style:family="text">
      <style:text-properties style:use-window-font-color="true" style:font-name="Futura Std Condensed Light1" fo:font-size="16pt" fo:font-weight="normal" officeooo:rsid="001a89c2" fo:background-color="transparent" loext:char-shading-value="0" style:font-name-asian="Futura Std Condensed Light1" style:font-name-complex="Futura Std Condensed Light1"/>
    </style:style>
    <style:style style:name="T4" style:family="text">
      <style:text-properties style:use-window-font-color="true" style:font-name="Futura Std Condensed Light1" fo:font-size="16pt" fo:font-weight="normal" officeooo:rsid="00219473" fo:background-color="transparent" loext:char-shading-value="0" style:font-name-asian="Futura Std Condensed Light1" style:font-name-complex="Futura Std Condensed Light1"/>
    </style:style>
    <style:style style:name="T5" style:family="text">
      <style:text-properties style:use-window-font-color="true" style:font-name="Futura Std Condensed Light1" fo:font-size="16pt" fo:font-weight="normal" officeooo:rsid="002be5dd" fo:background-color="transparent" loext:char-shading-value="0" style:font-name-asian="Futura Std Condensed Light1" style:font-name-complex="Futura Std Condensed Light1"/>
    </style:style>
    <style:style style:name="T6" style:family="text">
      <style:text-properties style:use-window-font-color="true" style:font-name="Futura Std Condensed Light1" fo:font-size="16pt" fo:font-weight="normal" officeooo:rsid="0042635c" fo:background-color="transparent" loext:char-shading-value="0" style:font-name-asian="Futura Std Condensed Light1" style:font-name-complex="Futura Std Condensed Light1"/>
    </style:style>
    <style:style style:name="T7" style:family="text">
      <style:text-properties style:use-window-font-color="true" style:font-name="Futura Std Condensed Light1" fo:font-size="16pt" fo:font-weight="normal" officeooo:rsid="006fcaac" fo:background-color="transparent" loext:char-shading-value="0" style:font-name-asian="Futura Std Condensed Light1" style:font-name-complex="Futura Std Condensed Light1"/>
    </style:style>
    <style:style style:name="T8" style:family="text">
      <style:text-properties style:use-window-font-color="true" style:font-name="Futura Std Condensed Light1" fo:font-size="16pt" fo:font-weight="normal" officeooo:rsid="00717085" fo:background-color="transparent" loext:char-shading-value="0" style:font-name-asian="Futura Std Condensed Light1" style:font-name-complex="Futura Std Condensed Light1"/>
    </style:style>
    <style:style style:name="T9" style:family="text">
      <style:text-properties style:use-window-font-color="true" style:font-name="Futura Std Condensed Light1" fo:font-size="16pt" fo:font-weight="normal" officeooo:rsid="00752798" fo:background-color="transparent" loext:char-shading-value="0" style:font-name-asian="Futura Std Condensed Light1" style:font-name-complex="Futura Std Condensed Light1"/>
    </style:style>
    <style:style style:name="T10" style:family="text">
      <style:text-properties style:use-window-font-color="true" style:font-name="Futura Std Condensed Light1" fo:font-size="16pt" fo:font-weight="normal" officeooo:rsid="001a89c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1" style:family="text">
      <style:text-properties style:use-window-font-color="true" style:font-name="Futura Std Condensed Light1" fo:font-size="16pt" fo:font-weight="normal" officeooo:rsid="00110dd8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2" style:family="text">
      <style:text-properties style:use-window-font-color="true" style:font-name="Futura Std Condensed Light1" fo:font-size="16pt" fo:font-weight="normal" officeooo:rsid="001648cc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3" style:family="text">
      <style:text-properties style:use-window-font-color="true" style:font-name="Futura Std Condensed Light1" fo:font-size="16pt" fo:font-weight="normal" officeooo:rsid="0011312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4" style:family="text">
      <style:text-properties style:use-window-font-color="true" style:font-name="Futura Std Condensed Light1" fo:font-size="16pt" fo:font-weight="normal" officeooo:rsid="006ae8bb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5" style:family="text">
      <style:text-properties style:use-window-font-color="true" style:font-name="Futura Std Condensed Light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1" style:font-name-complex="Futura Std Condensed Light1"/>
    </style:style>
    <style:style style:name="T16" style:family="text">
      <style:text-properties style:use-window-font-color="true" style:font-name="Futura Std Condensed Light1" fo:font-size="16pt" fo:language="en" fo:country="US" fo:font-weight="normal" officeooo:rsid="0011312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7" style:family="text">
      <style:text-properties style:use-window-font-color="true" style:font-name="Futura Std Condensed Light1" fo:font-size="16pt" fo:language="en" fo:country="US" fo:font-weight="normal" officeooo:rsid="001648cc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8" style:family="text">
      <style:text-properties style:use-window-font-color="true" style:font-name="Futura Std Condensed Light1" fo:font-size="16pt" fo:language="en" fo:country="US" fo:font-weight="normal" officeooo:rsid="00110dd8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9" style:family="text">
      <style:text-properties style:use-window-font-color="true" style:font-name="Futura Std Condensed Light1" fo:font-size="16pt" fo:language="en" fo:country="US" fo:font-weight="normal" officeooo:rsid="001a89c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20" style:family="text">
      <style:text-properties style:use-window-font-color="true" style:font-name="Futura Std Condensed Light1" fo:font-size="16pt" fo:language="en" fo:country="US" fo:font-weight="normal" officeooo:rsid="00569655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21" style:family="text">
      <style:text-properties style:use-window-font-color="true" style:font-name="Futura Std Condensed Light1" fo:font-size="16pt" fo:language="en" fo:country="US" fo:font-weight="normal" officeooo:rsid="005817be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22" style:family="text">
      <style:text-properties style:use-window-font-color="true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23" style:family="text">
      <style:text-properties fo:color="#c9211e" style:font-name="Futura Std Condensed1"/>
    </style:style>
    <style:style style:name="T24" style:family="text">
      <style:text-properties fo:color="#c9211e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5" style:family="text">
      <style:text-properties fo:color="#c9211e" style:font-name="Futura Std Condensed1" fo:font-size="16pt" fo:font-weight="normal" officeooo:rsid="001ccf05" fo:background-color="transparent" loext:char-shading-value="0" style:font-name-asian="Futura Std Condensed1" style:font-name-complex="Futura Std Condensed1"/>
    </style:style>
    <style:style style:name="T26" style:family="text">
      <style:text-properties fo:color="#c9211e" style:font-name="Futura Std Condensed1" fo:font-size="16pt" fo:font-weight="normal" officeooo:rsid="00200583" fo:background-color="transparent" loext:char-shading-value="0" style:font-name-asian="Futura Std Condensed1" style:font-name-complex="Futura Std Condensed1"/>
    </style:style>
    <style:style style:name="T27" style:family="text">
      <style:text-properties fo:color="#c9211e" style:font-name="Futura Std Condensed1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28" style:family="text">
      <style:text-properties fo:color="#c9211e" style:font-name="Futura Std Condensed1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29" style:family="text">
      <style:text-properties fo:color="#c9211e" style:font-name="Futura Std Condensed1" fo:font-size="16pt" fo:font-weight="normal" officeooo:rsid="004d3ee1" fo:background-color="transparent" loext:char-shading-value="0" style:font-name-asian="Futura Std Condensed1" style:font-name-complex="Futura Std Condensed1"/>
    </style:style>
    <style:style style:name="T30" style:family="text">
      <style:text-properties fo:color="#c9211e" style:font-name="Futura Std Condensed1" fo:font-size="16pt" fo:font-weight="normal" officeooo:rsid="00529cbe" fo:background-color="transparent" loext:char-shading-value="0" style:font-name-asian="Futura Std Condensed1" style:font-name-complex="Futura Std Condensed1"/>
    </style:style>
    <style:style style:name="T31" style:family="text">
      <style:text-properties fo:color="#c9211e" style:font-name="Futura Std Condensed1" fo:font-size="16pt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2" style:family="text">
      <style:text-properties fo:color="#c9211e" style:font-name="Futura Std Condensed1" fo:font-size="16pt" fo:font-weight="normal" officeooo:rsid="0075a33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3" style:family="text">
      <style:text-properties fo:color="#c9211e" style:font-name="Futura Std Condensed1" fo:font-size="16pt" fo:font-weight="normal" officeooo:rsid="006cd55b" fo:background-color="transparent" loext:char-shading-value="0" style:font-name-asian="Futura Std Condensed Light1" style:font-name-complex="Futura Std Condensed Light1"/>
    </style:style>
    <style:style style:name="T34" style:family="text">
      <style:text-properties fo:color="#c9211e" style:font-name="Futura Std Condensed1" fo:font-size="16pt" fo:font-weight="normal" officeooo:rsid="00756fec" fo:background-color="transparent" loext:char-shading-value="0" style:font-name-asian="Futura Std Condensed Light1" style:font-name-complex="Futura Std Condensed Light1"/>
    </style:style>
    <style:style style:name="T35" style:family="text">
      <style:text-properties fo:color="#c9211e"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1" style:font-name-complex="Futura Std Condensed1"/>
    </style:style>
    <style:style style:name="T36" style:family="text">
      <style:text-properties fo:color="#c9211e" style:font-name="Futura Std Condensed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7" style:family="text">
      <style:text-properties fo:color="#c9211e" style:font-name="Futura Std Condensed1" fo:font-size="16pt" style:text-underline-style="solid" style:text-underline-width="auto" style:text-underline-color="font-color" style:font-size-asian="14pt" style:font-size-complex="16pt"/>
    </style:style>
    <style:style style:name="T38" style:family="text">
      <style:text-properties fo:color="#c9211e" style:font-name="Futura Std Condensed1" fo:font-size="16pt" style:text-underline-style="none" fo:font-weight="normal" officeooo:rsid="005ae63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9" style:family="text">
      <style:text-properties fo:color="#c9211e" style:font-name="Futura Std Condensed1" fo:font-size="16pt" style:text-underline-style="none" fo:font-weight="normal" officeooo:rsid="0040694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0" style:family="text">
      <style:text-properties fo:color="#c9211e" style:font-name="Futura Std Condensed1" fo:font-size="16pt" style:text-underline-style="none" fo:font-weight="normal" officeooo:rsid="004a5c9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1" style:family="text">
      <style:text-properties fo:color="#c9211e" style:font-name="Futura Std Condensed1" fo:font-size="16pt" style:text-underline-style="none" fo:font-weight="normal" officeooo:rsid="005b3e2f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2" style:family="text">
      <style:text-properties fo:color="#c9211e" style:font-name="Futura Std Condensed1" fo:font-size="16pt" style:font-size-asian="14pt" style:font-size-complex="16pt"/>
    </style:style>
    <style:style style:name="T43" style:family="text">
      <style:text-properties fo:color="#c9211e" style:font-name="Futura Std Condensed1" fo:font-size="16pt" fo:language="en" fo:country="US" fo:font-weight="normal" fo:background-color="transparent" loext:char-shading-value="0" style:font-name-asian="Futura Std Condensed1" style:font-name-complex="Futura Std Condensed1"/>
    </style:style>
    <style:style style:name="T44" style:family="text">
      <style:text-properties fo:color="#c9211e" style:font-name="Futura Std Condensed1" fo:font-size="16pt" fo:language="en" fo:country="US" fo:font-weight="normal" officeooo:rsid="00800ae4" fo:background-color="transparent" loext:char-shading-value="0" style:font-name-asian="Futura Std Condensed1" style:font-name-complex="Futura Std Condensed1"/>
    </style:style>
    <style:style style:name="T45" style:family="text">
      <style:text-properties fo:color="#c9211e" style:font-name="Futura Std Condensed1" officeooo:rsid="0049f068"/>
    </style:style>
    <style:style style:name="T46" style:family="text">
      <style:text-properties fo:color="#c9211e" style:font-name="Futura Std Condensed1" officeooo:rsid="004cadfc"/>
    </style:style>
    <style:style style:name="T47" style:family="text">
      <style:text-properties fo:color="#c9211e" style:font-name="Futura Std Condensed1" officeooo:rsid="006333e8"/>
    </style:style>
    <style:style style:name="T48" style:family="text">
      <style:text-properties fo:color="#c9211e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49" style:family="text">
      <style:text-properties fo:color="#c9211e" style:font-name="Futura Std Condensed Light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50" style:family="text">
      <style:text-properties fo:color="#c9211e" style:font-name="Futura Std Condensed" fo:font-size="16pt" fo:font-weight="normal" fo:background-color="transparent" loext:char-shading-value="0" style:font-name-asian="Futura Std Condensed Light1" style:font-name-complex="Futura Std Condensed Light1"/>
    </style:style>
    <style:style style:name="T51" style:family="text">
      <style:text-properties fo:color="#c9211e" style:font-name="Futura Std Condensed" fo:font-size="16pt" fo:font-weight="normal" officeooo:rsid="002e5be9" fo:background-color="transparent" loext:char-shading-value="0" style:font-name-asian="Futura Std Condensed Light1" style:font-name-complex="Futura Std Condensed Light1"/>
    </style:style>
    <style:style style:name="T52" style:family="text">
      <style:text-properties fo:color="#c9211e" style:font-name="Futura Std Condensed" fo:font-size="16pt" fo:font-weight="normal" officeooo:rsid="002be5dd" fo:background-color="transparent" loext:char-shading-value="0" style:font-name-asian="Futura Std Condensed Light1" style:font-name-complex="Futura Std Condensed Light1"/>
    </style:style>
    <style:style style:name="T53" style:family="text">
      <style:text-properties fo:color="#c9211e" style:font-name="Futura Std Condensed" fo:font-size="16pt" fo:font-weight="normal" officeooo:rsid="003b6529" fo:background-color="transparent" loext:char-shading-value="0" style:font-name-asian="Futura Std Condensed Light1" style:font-name-complex="Futura Std Condensed Light1"/>
    </style:style>
    <style:style style:name="T54" style:family="text">
      <style:text-properties fo:color="#c9211e" style:font-name="Futura Std Condensed" fo:font-size="16pt" fo:font-weight="normal" officeooo:rsid="002d79a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55" style:family="text">
      <style:text-properties fo:color="#c9211e" style:font-name="Futura Std Condensed" fo:font-size="16pt" fo:font-weight="normal" officeooo:rsid="0033e20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56" style:family="text">
      <style:text-properties fo:color="#c9211e" style:font-name="Futura Std Condensed" fo:font-size="16pt" fo:font-weight="normal" officeooo:rsid="0037b49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57" style:family="text">
      <style:text-properties fo:color="#c9211e" style:font-name="Futura Std Condensed" fo:font-size="16pt" fo:font-weight="normal" officeooo:rsid="00412c2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58" style:family="text">
      <style:text-properties fo:color="#c9211e" style:font-name="Futura Std Condensed" fo:font-size="16pt" fo:font-weight="normal" fo:background-color="transparent" loext:char-shading-value="0" style:font-name-asian="Futura Std Condensed1" style:font-name-complex="Futura Std Condensed1"/>
    </style:style>
    <style:style style:name="T59" style:family="text">
      <style:text-properties fo:color="#c9211e" style:font-name="Futura Std Condensed" fo:font-size="16pt" fo:font-weight="normal" officeooo:rsid="003d9eab" fo:background-color="transparent" loext:char-shading-value="0" style:font-name-asian="Futura Std Condensed1" style:font-name-complex="Futura Std Condensed1"/>
    </style:style>
    <style:style style:name="T60" style:family="text">
      <style:text-properties fo:color="#c9211e" style:font-name="Futura Std Condensed" fo:font-size="16pt" fo:font-weight="normal" officeooo:rsid="004d3ee1" fo:background-color="transparent" loext:char-shading-value="0" style:font-name-asian="Futura Std Condensed1" style:font-name-complex="Futura Std Condensed1"/>
    </style:style>
    <style:style style:name="T61" style:family="text">
      <style:text-properties fo:color="#c9211e" style:font-name="Futura Std Condensed" fo:font-size="16pt" fo:font-weight="normal" officeooo:rsid="00529cbe" fo:background-color="transparent" loext:char-shading-value="0" style:font-name-asian="Futura Std Condensed1" style:font-name-complex="Futura Std Condensed1"/>
    </style:style>
    <style:style style:name="T62" style:family="text">
      <style:text-properties fo:color="#c9211e" style:font-name="Futura Std Condensed" fo:font-size="16pt" fo:font-weight="normal" officeooo:rsid="002e5be9" fo:background-color="transparent" loext:char-shading-value="0" style:font-name-asian="Futura Std Condensed1" style:font-name-complex="Futura Std Condensed1"/>
    </style:style>
    <style:style style:name="T63" style:family="text">
      <style:text-properties fo:color="#c9211e" style:font-name="Futura Std Condensed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64" style:family="text">
      <style:text-properties fo:color="#c9211e" style:font-name="Futura Std Condensed" fo:font-size="16pt" style:text-underline-style="solid" style:text-underline-width="auto" style:text-underline-color="font-color" officeooo:rsid="0061b6f6" style:font-size-asian="14pt" style:font-size-complex="16pt"/>
    </style:style>
    <style:style style:name="T65" style:family="text">
      <style:text-properties fo:color="#c9211e" style:font-name="Futura Std Condensed" fo:font-size="16pt" style:text-underline-style="solid" style:text-underline-width="auto" style:text-underline-color="font-color" officeooo:rsid="0011d8b3" style:font-size-asian="14pt" style:font-size-complex="16pt"/>
    </style:style>
    <style:style style:name="T66" style:family="text">
      <style:text-properties fo:color="#c9211e" style:font-name="Futura Std Condensed" fo:font-size="16pt" fo:language="en" fo:country="US" fo:font-weight="normal" officeooo:rsid="0010edbf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67" style:family="text">
      <style:text-properties fo:color="#c9211e" style:font-name="Futura Std Condensed" fo:font-size="16pt" fo:language="en" fo:country="US" fo:font-weight="normal" officeooo:rsid="0077e81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68" style:family="text">
      <style:text-properties fo:color="#c9211e" style:font-name="Futura Std Condensed" fo:font-size="16pt" fo:language="en" fo:country="US" fo:font-weight="normal" officeooo:rsid="0042635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69" style:family="text">
      <style:text-properties fo:color="#c9211e" style:font-name="Futura Std Condensed" fo:font-size="16pt" fo:language="en" fo:country="US" fo:font-weight="normal" officeooo:rsid="006333e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0" style:family="text">
      <style:text-properties fo:color="#c9211e" style:font-name="Futura Std Condensed" officeooo:rsid="0016712d"/>
    </style:style>
    <style:style style:name="T71" style:family="text">
      <style:text-properties fo:color="#c9211e" style:font-name="Futura Std Condensed" fo:font-size="13pt" fo:font-weight="normal" fo:background-color="transparent" loext:char-shading-value="0" style:font-name-asian="Futura Std Condensed Light1" style:font-size-asian="13pt" style:font-name-complex="Futura Std Condensed Light1" style:font-size-complex="13pt"/>
    </style:style>
    <style:style style:name="T72" style:family="text">
      <style:text-properties fo:color="#c9211e" style:font-name="Futura Std Condensed" officeooo:rsid="002be5dd"/>
    </style:style>
    <style:style style:name="T73" style:family="text">
      <style:text-properties fo:color="#c9211e" style:font-name="Futura Std Condensed" officeooo:rsid="002d79a2"/>
    </style:style>
    <style:style style:name="T74" style:family="text">
      <style:text-properties fo:color="#c9211e" style:font-name="Futura Std Condensed" officeooo:rsid="00329083"/>
    </style:style>
    <style:style style:name="T75" style:family="text">
      <style:text-properties fo:color="#c9211e" fo:font-size="16pt" style:font-size-asian="14pt" style:font-size-complex="16pt"/>
    </style:style>
    <style:style style:name="T76" style:family="text">
      <style:text-properties fo:color="#c9211e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77" style:family="text">
      <style:text-properties fo:color="#c9211e" style:font-name="Futura Std Condensed2"/>
    </style:style>
    <style:style style:name="T78" style:family="text">
      <style:text-properties fo:color="#c9211e" style:font-name="Futura Std Condensed2" fo:font-size="16pt" fo:language="en" fo:country="US" fo:font-weight="normal" officeooo:rsid="00760f03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9" style:family="text">
      <style:text-properties fo:color="#c9211e" style:font-name="Futura Std Condensed2" fo:font-size="16pt" fo:language="en" fo:country="US" fo:font-weight="normal" officeooo:rsid="007e0210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0" style:family="text">
      <style:text-properties fo:color="#c9211e" style:font-name="Futura Std Condensed2" fo:font-size="16pt" fo:language="en" fo:country="US" style:text-underline-style="solid" style:text-underline-width="auto" style:text-underline-color="font-color" fo:font-weight="normal" officeooo:rsid="007afc39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1" style:family="text">
      <style:text-properties fo:color="#c9211e" style:font-name="Futura Std Condensed2" fo:font-size="16pt" fo:language="en" fo:country="US" style:text-underline-style="solid" style:text-underline-width="auto" style:text-underline-color="font-color" fo:font-weight="normal" officeooo:rsid="006333e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2" style:family="text">
      <style:text-properties fo:color="#c9211e" style:font-name="Futura Std Condensed2" fo:font-size="16pt" style:text-underline-style="none" fo:font-weight="normal" officeooo:rsid="007945d4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3" style:family="text">
      <style:text-properties fo:color="#c9211e" style:font-name="Futura Std Condensed2" fo:font-size="16pt" style:text-underline-style="none" fo:font-weight="normal" officeooo:rsid="007e725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4" style:family="text">
      <style:text-properties fo:color="#c9211e" style:font-name="Futura Std Condensed2" fo:font-size="16pt" style:font-size-asian="14pt" style:font-size-complex="16pt"/>
    </style:style>
    <style:style style:name="T85" style:family="text">
      <style:text-properties fo:color="#c9211e" style:font-name="Futura Std Condensed2" officeooo:rsid="0077e81b"/>
    </style:style>
    <style:style style:name="T86" style:family="text">
      <style:text-properties fo:color="#c9211e" style:text-position="0% 100%" style:font-name="Futura Std Condensed1" officeooo:rsid="004cadfc"/>
    </style:style>
    <style:style style:name="T87" style:family="text">
      <style:text-properties fo:color="#c9211e" style:text-position="0% 100%" style:font-name="Futura Std Condensed1" officeooo:rsid="006333e8"/>
    </style:style>
    <style:style style:name="T88" style:family="text">
      <style:text-properties fo:color="#c9211e" style:font-name="Futura Std Condensed2" fo:font-size="16pt" fo:language="en" fo:country="US" style:text-underline-style="none" fo:font-weight="normal" officeooo:rsid="007e725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9" style:family="text">
      <style:text-properties fo:color="#c9211e" style:font-name="Futura Std Condensed2" fo:font-size="16pt" fo:language="en" fo:country="US" style:text-underline-style="none" fo:font-weight="normal" officeooo:rsid="00800ae4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0" style:family="text">
      <style:text-properties fo:color="#c9211e" style:font-name="Futura Std Condensed2" fo:font-size="16pt" fo:language="en" fo:country="US" style:text-underline-style="none" fo:font-weight="normal" officeooo:rsid="0080f75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1" style:family="text">
      <style:text-properties fo:color="#c9211e" style:font-name="Futura Std Condensed2" fo:font-size="16pt" fo:language="en" fo:country="US" style:text-underline-style="none" fo:font-weight="normal" officeooo:rsid="008216f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2" style:family="text">
      <style:text-properties fo:color="#000000"/>
    </style:style>
    <style:style style:name="T93" style:family="text">
      <style:text-properties fo:color="#000000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94" style:family="text">
      <style:text-properties fo:color="#000000" style:font-name="Futura Std Condensed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1" style:font-name-complex="Futura Std Condensed1"/>
    </style:style>
    <style:style style:name="T95" style:family="text">
      <style:text-properties fo:color="#000000" style:font-name="Futura Std Condensed1" fo:font-size="16pt" style:font-name-asian="Futura Std Condensed1" style:font-size-asian="14pt" style:font-name-complex="Futura Std Condensed1" style:font-size-complex="16pt"/>
    </style:style>
    <style:style style:name="T96" style:family="text">
      <style:text-properties fo:color="#000000" style:font-name="Futura Std Condensed1" fo:font-size="16pt" style:font-size-asian="16pt" style:font-size-complex="16pt"/>
    </style:style>
    <style:style style:name="T97" style:family="text">
      <style:text-properties fo:color="#000000" style:font-name="Futura Std Condensed1" fo:font-size="16pt" style:text-underline-style="none" fo:font-weight="normal" officeooo:rsid="005ae63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8" style:family="text">
      <style:text-properties fo:color="#000000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99" style:family="text">
      <style:text-properties fo:color="#000000" style:font-name="Futura Std Condensed Light1" fo:font-size="16pt" fo:font-weight="normal" officeooo:rsid="0011d8b3" fo:background-color="transparent" loext:char-shading-value="0" style:font-name-asian="Futura Std Condensed Light1" style:font-name-complex="Futura Std Condensed Light1"/>
    </style:style>
    <style:style style:name="T100" style:family="text">
      <style:text-properties fo:color="#000000" style:font-name="Futura Std Condensed Light1" fo:font-size="16pt" fo:font-weight="normal" officeooo:rsid="001b63aa" fo:background-color="transparent" loext:char-shading-value="0" style:font-name-asian="Futura Std Condensed Light1" style:font-name-complex="Futura Std Condensed Light1"/>
    </style:style>
    <style:style style:name="T101" style:family="text">
      <style:text-properties fo:color="#000000" style:font-name="Futura Std Condensed Light1" fo:font-size="16pt" fo:font-weight="normal" officeooo:rsid="00238f35" fo:background-color="transparent" loext:char-shading-value="0" style:font-name-asian="Futura Std Condensed Light1" style:font-name-complex="Futura Std Condensed Light1"/>
    </style:style>
    <style:style style:name="T102" style:family="text">
      <style:text-properties fo:color="#000000" style:font-name="Futura Std Condensed Light1" fo:font-size="16pt" fo:font-weight="normal" officeooo:rsid="00261e9c" fo:background-color="transparent" loext:char-shading-value="0" style:font-name-asian="Futura Std Condensed Light1" style:font-name-complex="Futura Std Condensed Light1"/>
    </style:style>
    <style:style style:name="T103" style:family="text">
      <style:text-properties fo:color="#000000" style:font-name="Futura Std Condensed Light1" fo:font-size="16pt" fo:font-weight="normal" officeooo:rsid="002d79a2" fo:background-color="transparent" loext:char-shading-value="0" style:font-name-asian="Futura Std Condensed Light1" style:font-name-complex="Futura Std Condensed Light1"/>
    </style:style>
    <style:style style:name="T104" style:family="text">
      <style:text-properties fo:color="#000000" style:font-name="Futura Std Condensed Light1" fo:font-size="16pt" fo:font-weight="normal" officeooo:rsid="002e5be9" fo:background-color="transparent" loext:char-shading-value="0" style:font-name-asian="Futura Std Condensed Light1" style:font-name-complex="Futura Std Condensed Light1"/>
    </style:style>
    <style:style style:name="T105" style:family="text">
      <style:text-properties fo:color="#000000" style:font-name="Futura Std Condensed Light1" fo:font-size="16pt" fo:font-weight="normal" officeooo:rsid="006cd55b" fo:background-color="transparent" loext:char-shading-value="0" style:font-name-asian="Futura Std Condensed Light1" style:font-name-complex="Futura Std Condensed Light1"/>
    </style:style>
    <style:style style:name="T106" style:family="text">
      <style:text-properties fo:color="#000000" style:font-name="Futura Std Condensed Light1" fo:font-size="16pt" fo:font-weight="normal" officeooo:rsid="002d79a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07" style:family="text">
      <style:text-properties fo:color="#000000" style:font-name="Futura Std Condensed Light1" fo:font-size="16pt" fo:font-weight="normal" officeooo:rsid="0033e20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08" style:family="text">
      <style:text-properties fo:color="#000000" style:font-name="Futura Std Condensed Light1" fo:font-size="16pt" fo:font-weight="normal" officeooo:rsid="005ae63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09" style:family="text">
      <style:text-properties fo:color="#000000" style:font-name="Futura Std Condensed Light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10" style:family="text">
      <style:text-properties fo:color="#000000" style:font-name="Futura Std Condensed Light1" fo:font-size="16pt" style:font-size-asian="14pt" style:font-size-complex="16pt"/>
    </style:style>
    <style:style style:name="T111" style:family="text">
      <style:text-properties fo:color="#000000" style:font-name="Futura Std Condensed Light1" fo:font-size="16pt" style:text-underline-style="none" fo:font-weight="normal" officeooo:rsid="00238f35" style:text-underline-mode="continuous" style:text-overline-mode="continuous" style:text-line-through-mode="continuous" fo:background-color="transparent" loext:char-shading-value="0" style:font-name-asian="Futura Std Condensed Light1" style:font-name-complex="Futura Std Condensed Light1"/>
    </style:style>
    <style:style style:name="T112" style:family="text">
      <style:text-properties fo:color="#000000" style:font-name="Futura Std Condensed Light1" fo:font-size="16pt" style:text-underline-style="none" officeooo:rsid="006ea695" style:font-size-asian="14pt" style:font-size-complex="16pt"/>
    </style:style>
    <style:style style:name="T113" style:family="text">
      <style:text-properties fo:color="#000000" style:font-name="Futura Std Condensed Light1" fo:font-size="16pt" style:text-underline-style="none" officeooo:rsid="007bca7e" style:font-size-asian="14pt" style:font-size-complex="16pt"/>
    </style:style>
    <style:style style:name="T114" style:family="text">
      <style:text-properties fo:color="#000000" style:font-name="Futura Std Condensed Light1" fo:font-size="16pt" fo:language="en" fo:country="US" fo:font-weight="normal" fo:background-color="transparent" loext:char-shading-value="0" style:font-name-asian="Futura Std Condensed Light1" style:font-name-complex="Futura Std Condensed Light1"/>
    </style:style>
    <style:style style:name="T115" style:family="text">
      <style:text-properties fo:color="#000000" style:font-name="Futura Std Condensed Light1" style:text-underline-style="none" fo:font-weight="normal" fo:background-color="transparent" loext:char-shading-value="0" style:font-name-asian="Futura Std Condensed Light1" style:font-name-complex="Futura Std Condensed Light1"/>
    </style:style>
    <style:style style:name="T116" style:family="text">
      <style:text-properties fo:color="#000000" style:font-name="Futura Std Condensed Light1" fo:font-size="13pt" style:text-underline-style="none" fo:font-weight="normal" fo:background-color="transparent" loext:char-shading-value="0" style:font-name-asian="Futura Std Condensed Light1" style:font-size-asian="13pt" style:font-name-complex="Futura Std Condensed Light1" style:font-size-complex="13pt"/>
    </style:style>
    <style:style style:name="T117" style:family="text">
      <style:text-properties fo:color="#000000" style:font-name="Futura Std Condensed Light1" fo:font-size="13pt" fo:font-weight="normal" fo:background-color="transparent" loext:char-shading-value="0" style:font-name-asian="Futura Std Condensed Light1" style:font-size-asian="13pt" style:font-name-complex="Futura Std Condensed Light1" style:font-size-complex="13pt"/>
    </style:style>
    <style:style style:name="T118" style:family="text">
      <style:text-properties fo:color="#000000" style:font-name="Futura Std Condensed Light" fo:font-size="16pt" fo:font-weight="normal" fo:background-color="transparent" loext:char-shading-value="0" style:font-name-asian="Futura Std Condensed Light1" style:font-name-complex="Futura Std Condensed Light1"/>
    </style:style>
    <style:style style:name="T119" style:family="text">
      <style:text-properties fo:color="#000000" style:font-name="Futura Std Condensed Light" fo:font-size="16pt" fo:font-weight="normal" officeooo:rsid="002d79a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20" style:family="text">
      <style:text-properties fo:color="#000000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121" style:family="text">
      <style:text-properties fo:color="#000000" style:font-name="Futura Std Condensed Light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122" style:family="text">
      <style:text-properties fo:color="#000000" style:font-name="Futura Std Condensed Light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123" style:family="text">
      <style:text-properties fo:color="#000000" style:font-name="Futura Std Condensed Light" fo:font-size="16pt" fo:font-weight="normal" officeooo:rsid="003e7e38" fo:background-color="transparent" loext:char-shading-value="0" style:font-name-asian="Futura Std Condensed1" style:font-name-complex="Futura Std Condensed1"/>
    </style:style>
    <style:style style:name="T124" style:family="text">
      <style:text-properties fo:color="#000000" style:font-name="Futura Std Condensed Light" fo:font-size="16pt" style:font-size-asian="14pt" style:font-size-complex="16pt"/>
    </style:style>
    <style:style style:name="T125" style:family="text">
      <style:text-properties fo:color="#000000" style:font-name="Futura Std Condensed Light" fo:font-size="16pt" officeooo:rsid="0063635a" style:font-size-asian="14pt" style:font-size-complex="16pt"/>
    </style:style>
    <style:style style:name="T126" style:family="text">
      <style:text-properties fo:color="#000000" style:font-name="Futura Std Condensed Light" fo:font-size="16pt" officeooo:rsid="00669eda" style:font-size-asian="16pt" style:font-size-complex="16pt"/>
    </style:style>
    <style:style style:name="T127" style:family="text">
      <style:text-properties fo:color="#000000" style:font-name="Futura Std Condensed Light" fo:font-size="16pt" fo:language="en" fo:country="US" fo:font-weight="normal" officeooo:rsid="006333e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28" style:family="text">
      <style:text-properties fo:color="#000000" style:font-name="Futura Std Condensed Light" fo:font-size="16pt" fo:language="en" fo:country="US" fo:font-weight="normal" officeooo:rsid="0077e81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29" style:family="text"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333e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30" style:family="text">
      <style:text-properties fo:color="#000000" style:font-name="Futura Std Condensed Light" officeooo:rsid="003b6529"/>
    </style:style>
    <style:style style:name="T131" style:family="text">
      <style:text-properties fo:color="#000000" style:font-name="Futura Std Condensed Light" officeooo:rsid="0047f41d"/>
    </style:style>
    <style:style style:name="T132" style:family="text">
      <style:text-properties fo:color="#000000" style:font-name="Futura Std Condensed Light" officeooo:rsid="006333e8"/>
    </style:style>
    <style:style style:name="T133" style:family="text">
      <style:text-properties fo:color="#000000" style:font-name="Futura Std Condensed Light" officeooo:rsid="0063635a"/>
    </style:style>
    <style:style style:name="T134" style:family="text">
      <style:text-properties fo:color="#000000" style:font-name="Futura Std Condensed Light" officeooo:rsid="0077e81b"/>
    </style:style>
    <style:style style:name="T135" style:family="text">
      <style:text-properties fo:color="#000000" style:font-name="Futura Std Condensed Light" officeooo:rsid="008216fa"/>
    </style:style>
    <style:style style:name="T136" style:family="text">
      <style:text-properties fo:color="#000000" style:font-name="Futura Std Condensed Light2" fo:font-size="16pt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37" style:family="text">
      <style:text-properties fo:color="#000000" style:font-name="Futura Std Condensed Light2" fo:font-size="16pt" fo:font-weight="normal" officeooo:rsid="001ccf05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38" style:family="text">
      <style:text-properties fo:color="#000000" style:font-name="Futura Std Condensed Light2" fo:font-size="16pt" fo:font-weight="normal" officeooo:rsid="00607da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39" style:family="text">
      <style:text-properties fo:color="#000000" style:font-name="Futura Std Condensed Light2" fo:font-size="16pt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0" style:family="text">
      <style:text-properties fo:color="#000000" style:font-name="Futura Std Condensed Light2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1" style:family="text">
      <style:text-properties fo:color="#000000" style:font-name="Futura Std Condensed Light2" fo:font-size="16pt" style:text-underline-style="solid" style:text-underline-width="auto" style:text-underline-color="font-color" fo:font-weight="normal" officeooo:rsid="004a5c9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2" style:family="text">
      <style:text-properties fo:color="#000000" style:font-name="Futura Std Condensed"/>
    </style:style>
    <style:style style:name="T143" style:family="text">
      <style:text-properties fo:color="#000000" style:font-name="Futura Std Condensed" fo:font-size="16pt" style:font-size-asian="16pt" style:font-size-complex="16pt"/>
    </style:style>
    <style:style style:name="T144" style:family="text">
      <style:text-properties fo:color="#000000" style:font-name="Futura Std Condensed" fo:font-size="16pt" officeooo:rsid="0047f41d" style:font-size-asian="16pt" style:font-size-complex="16pt"/>
    </style:style>
    <style:style style:name="T145" style:family="text">
      <style:text-properties fo:color="#000000" fo:font-size="16pt" style:font-size-asian="16pt" style:font-size-complex="16pt"/>
    </style:style>
    <style:style style:name="T146" style:family="text">
      <style:text-properties fo:color="#000000" fo:font-size="16pt" officeooo:rsid="0047f41d" style:font-size-asian="16pt" style:font-size-complex="16pt"/>
    </style:style>
    <style:style style:name="T147" style:family="text">
      <style:text-properties fo:color="#000000" fo:font-size="16pt" officeooo:rsid="007d6b08" style:font-size-asian="16pt" style:font-size-complex="16pt"/>
    </style:style>
    <style:style style:name="T148" style:family="text">
      <style:text-properties fo:color="#000000" fo:font-size="16pt" style:text-underline-style="none" fo:font-weight="normal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9" style:family="text">
      <style:text-properties fo:color="#000000" fo:font-size="16pt" style:text-underline-style="none" fo:font-weight="normal" officeooo:rsid="007945d4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0" style:family="text">
      <style:text-properties fo:color="#000000" style:text-position="super 58%" style:font-name="Futura Std Condensed Light" fo:font-size="16pt" officeooo:rsid="004cadfc" style:font-size-asian="14pt" style:font-size-complex="16pt"/>
    </style:style>
    <style:style style:name="T151" style:family="text">
      <style:text-properties fo:color="#000000" style:text-position="0% 100%" style:font-name="Futura Std Condensed Light" officeooo:rsid="004cadfc"/>
    </style:style>
    <style:style style:name="T152" style:family="text">
      <style:text-properties fo:color="#000000" style:font-name="Futura CondensedLight1" fo:font-size="16pt" fo:language="en" fo:country="US" fo:font-weight="normal" officeooo:rsid="00760f03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3" style:family="text">
      <style:text-properties fo:color="#000000" style:font-name="Futura CondensedLight1" fo:font-size="16pt" fo:language="en" fo:country="US" fo:font-weight="normal" officeooo:rsid="0077e81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4" style:family="text">
      <style:text-properties fo:color="#000000" style:font-name="Futura CondensedLight1" fo:font-size="16pt" fo:language="en" fo:country="US" fo:font-weight="normal" officeooo:rsid="007b07a5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5" style:family="text">
      <style:text-properties fo:color="#000000" style:font-name="Futura CondensedLight1" fo:font-size="16pt" fo:language="en" fo:country="US" fo:font-weight="normal" officeooo:rsid="007e0210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6" style:family="text">
      <style:text-properties fo:color="#000000" style:font-name="Futura CondensedLight1" fo:font-size="16pt" fo:language="en" fo:country="US" style:text-underline-style="none" fo:font-weight="normal" officeooo:rsid="007945d4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7" style:family="text">
      <style:text-properties fo:color="#000000" style:font-name="Futura CondensedLight1" fo:font-size="16pt" fo:language="en" fo:country="US" style:text-underline-style="none" fo:font-weight="normal" officeooo:rsid="007e725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8" style:family="text">
      <style:text-properties fo:color="#000000" style:font-name="Futura CondensedLight1" fo:font-size="16pt" style:text-underline-style="none" fo:font-weight="normal" officeooo:rsid="007945d4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9" style:family="text">
      <style:text-properties fo:color="#000000" style:font-name="Futura CondensedLight1" officeooo:rsid="0077e81b"/>
    </style:style>
    <style:style style:name="T160" style:family="text">
      <style:text-properties fo:color="#000000" style:font-name="Futura CondensedLight1" fo:font-size="16pt" fo:language="en" fo:country="US" style:text-underline-style="none" fo:font-weight="normal" officeooo:rsid="00800ae4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61" style:family="text">
      <style:text-properties fo:color="#000000" style:font-name="Futura CondensedLight1" fo:font-size="16pt" fo:language="en" fo:country="US" style:text-underline-style="none" fo:font-weight="normal" officeooo:rsid="008216f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62" style:family="text">
      <style:text-properties fo:color="#000000" style:font-name="Futura CondensedLight1" fo:font-size="16pt" fo:language="en" fo:country="US" style:text-underline-style="solid" style:text-underline-width="auto" style:text-underline-color="font-color" fo:font-weight="normal" officeooo:rsid="008216f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63" style:family="text">
      <style:text-properties fo:color="#ff0000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164" style:family="text">
      <style:text-properties style:font-name="Futura Std Condensed Light"/>
    </style:style>
    <style:style style:name="T165" style:family="text">
      <style:text-properties style:font-name="Futura Std Condensed Light" fo:font-size="16pt" style:font-size-asian="14pt" style:font-size-complex="16pt"/>
    </style:style>
    <style:style style:name="T166" style:family="text">
      <style:text-properties style:font-name="Futura Std Condensed Light" fo:font-size="16pt" officeooo:rsid="00110dd8" style:font-size-asian="14pt" style:font-size-complex="16pt"/>
    </style:style>
    <style:style style:name="T167" style:family="text">
      <style:text-properties style:font-name="Futura Std Condensed Light" fo:font-size="16pt" officeooo:rsid="0012ef79" style:font-size-asian="14pt" style:font-size-complex="16pt"/>
    </style:style>
    <style:style style:name="T168" style:family="text">
      <style:text-properties style:font-name="Futura Std Condensed Light" fo:font-size="16pt" officeooo:rsid="0065370c" style:font-size-asian="14pt" style:font-size-complex="16pt"/>
    </style:style>
    <style:style style:name="T169" style:family="text">
      <style:text-properties style:font-name="Futura Std Condensed Light" fo:font-size="16pt" officeooo:rsid="007afc39" style:font-size-asian="14pt" style:font-size-complex="16pt"/>
    </style:style>
    <style:style style:name="T170" style:family="text">
      <style:text-properties style:font-name="Futura Std Condensed Light" fo:font-size="16pt" style:text-underline-style="solid" style:text-underline-width="auto" style:text-underline-color="font-color" style:font-size-asian="14pt" style:font-size-complex="16pt"/>
    </style:style>
    <style:style style:name="T171" style:family="text">
      <style:text-properties style:font-name="Futura Std Condensed Light" officeooo:rsid="0010edbf"/>
    </style:style>
    <style:style style:name="T172" style:family="text">
      <style:text-properties fo:font-size="16pt" style:font-size-asian="14pt" style:font-size-complex="16pt"/>
    </style:style>
    <style:style style:name="T173" style:family="text">
      <style:text-properties fo:font-size="16pt" officeooo:rsid="0012ef79" style:font-size-asian="14pt" style:font-size-complex="16pt"/>
    </style:style>
    <style:style style:name="T174" style:family="text">
      <style:text-properties fo:font-size="16pt" officeooo:rsid="001780a6" style:font-size-asian="14pt" style:font-size-complex="16pt"/>
    </style:style>
    <style:style style:name="T175" style:family="text">
      <style:text-properties fo:font-size="16pt" officeooo:rsid="00257e94" style:font-size-asian="14pt" style:font-size-complex="16pt"/>
    </style:style>
    <style:style style:name="T176" style:family="text">
      <style:text-properties fo:font-size="16pt" officeooo:rsid="00415f4c" style:font-size-asian="14pt" style:font-size-complex="16pt"/>
    </style:style>
    <style:style style:name="T177" style:family="text">
      <style:text-properties fo:font-size="16pt" officeooo:rsid="00594535" style:font-size-asian="14pt" style:font-size-complex="16pt"/>
    </style:style>
    <style:style style:name="T178" style:family="text">
      <style:text-properties fo:font-size="16pt" officeooo:rsid="005e5cd4" style:font-size-asian="14pt" style:font-size-complex="16pt"/>
    </style:style>
    <style:style style:name="T179" style:family="text">
      <style:text-properties fo:font-size="16pt" officeooo:rsid="0061b6f6" style:font-size-asian="14pt" style:font-size-complex="16pt"/>
    </style:style>
    <style:style style:name="T180" style:family="text">
      <style:text-properties fo:font-size="16pt" officeooo:rsid="0063635a" style:font-size-asian="14pt" style:font-size-complex="16pt"/>
    </style:style>
    <style:style style:name="T181" style:family="text">
      <style:text-properties fo:font-size="16pt" style:text-underline-style="solid" style:text-underline-width="auto" style:text-underline-color="font-color" officeooo:rsid="00257e94" style:font-size-asian="14pt" style:font-size-complex="16pt"/>
    </style:style>
    <style:style style:name="T182" style:family="text">
      <style:text-properties fo:font-size="16pt" style:text-underline-style="solid" style:text-underline-width="auto" style:text-underline-color="font-color" officeooo:rsid="0011d8b3" style:font-size-asian="14pt" style:font-size-complex="16pt"/>
    </style:style>
    <style:style style:name="T183" style:family="text">
      <style:text-properties officeooo:rsid="0016712d"/>
    </style:style>
    <style:style style:name="T184" style:family="text">
      <style:text-properties officeooo:rsid="00257e94"/>
    </style:style>
    <style:style style:name="T185" style:family="text">
      <style:text-properties fo:color="#2a6099" style:font-name="Futura Std Condensed Light2" fo:font-size="16pt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6" style:family="text">
      <style:text-properties fo:color="#2a6099" style:font-name="Futura Std Condensed Light2" fo:font-size="16pt" fo:font-weight="normal" officeooo:rsid="002bc2e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7" style:family="text">
      <style:text-properties fo:color="#2a6099" style:font-name="Futura Std Condensed Light2" fo:font-size="16pt" fo:font-weight="normal" officeooo:rsid="0033e20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8" style:family="text">
      <style:text-properties fo:color="#2a6099" style:font-name="Futura Std Condensed Light2" fo:font-size="16pt" fo:font-weight="normal" officeooo:rsid="0037b49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9" style:family="text">
      <style:text-properties fo:color="#2a6099" style:font-name="Futura Std Condensed Light2" fo:font-size="16pt" fo:font-weight="normal" officeooo:rsid="003b4be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90" style:family="text">
      <style:text-properties fo:color="#2a6099" style:font-name="Futura Std Condensed Light2" fo:font-size="16pt" fo:font-weight="normal" officeooo:rsid="005cbf7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91" style:family="text">
      <style:text-properties fo:color="#2a6099" style:font-name="Futura Std Condensed Light2" fo:font-size="16pt" fo:font-weight="normal" officeooo:rsid="005fbf8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92" style:family="text">
      <style:text-properties fo:color="#2a6099" style:font-name="Futura Std Condensed Light2" fo:font-size="16pt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93" style:family="text">
      <style:text-properties fo:color="#2a6099" style:font-name="Futura Std Condensed Light2" fo:font-size="16pt" style:text-underline-style="solid" style:text-underline-width="auto" style:text-underline-color="font-color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94" style:family="text">
      <style:text-properties fo:color="#2a6099" style:font-name="Futura Std Condensed Light2" fo:font-size="16pt" style:text-underline-style="solid" style:text-underline-width="auto" style:text-underline-color="font-color" fo:font-weight="normal" officeooo:rsid="005fbf8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95" style:family="text">
      <style:text-properties fo:color="#2a6099" style:font-name="Futura Std Condensed Light2" fo:font-size="16pt" style:text-underline-style="none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96" style:family="text">
      <style:text-properties fo:color="#2a6099" style:font-name="Futura Std Condensed" fo:font-size="16pt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97" style:family="text">
      <style:text-properties fo:color="#2a6099" style:font-name="Futura Std Condensed" fo:font-size="16pt" fo:font-weight="normal" officeooo:rsid="005cbf7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98" style:family="text">
      <style:text-properties fo:color="#2a6099" style:font-name="Futura Std Condensed" fo:font-size="16pt" fo:font-weight="normal" officeooo:rsid="005fbf8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99" style:family="text">
      <style:text-properties fo:color="#2a6099" style:font-name="Futura Std Condensed" fo:font-size="16pt" fo:font-weight="normal" officeooo:rsid="0027d97c" fo:background-color="transparent" loext:char-shading-value="0" style:font-name-asian="Futura Std Condensed Light1" style:font-name-complex="Futura Std Condensed Light1"/>
    </style:style>
    <style:style style:name="T200" style:family="text">
      <style:text-properties fo:color="#2a6099" style:font-name="Futura Std Condensed" fo:font-size="16pt" fo:font-weight="normal" officeooo:rsid="00219473" fo:background-color="transparent" loext:char-shading-value="0" style:font-name-asian="Futura Std Condensed Light1" style:font-name-complex="Futura Std Condensed Light1"/>
    </style:style>
    <style:style style:name="T201" style:family="text">
      <style:text-properties fo:color="#2a6099" style:font-name="Futura Std Condensed1" fo:font-size="16pt" fo:font-weight="normal" officeooo:rsid="0040694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02" style:family="text">
      <style:text-properties fo:color="#2a6099" style:font-name="Futura Std Condensed1" fo:font-size="16pt" fo:font-weight="normal" officeooo:rsid="003b4be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03" style:family="text">
      <style:text-properties fo:color="#2a6099" style:font-name="Futura Std Condensed1" fo:font-size="16pt" style:text-underline-style="solid" style:text-underline-width="auto" style:text-underline-color="font-color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04" style:family="text">
      <style:text-properties fo:color="#2a6099" style:text-underline-style="solid" style:text-underline-width="auto" style:text-underline-color="font-color"/>
    </style:style>
    <style:style style:name="T205" style:family="text">
      <style:text-properties fo:color="#2a6099" style:font-name="Futura Std Condensed Light" fo:font-size="16pt" fo:font-weight="normal" officeooo:rsid="00442bae" fo:background-color="transparent" loext:char-shading-value="0" style:font-name-asian="Futura Std Condensed1" style:font-name-complex="Futura Std Condensed1"/>
    </style:style>
    <style:style style:name="T206" style:family="text">
      <style:text-properties fo:color="#2a6099" style:font-name="Futura Std Condensed Light" fo:font-size="16pt" style:text-underline-style="none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07" style:family="text">
      <style:text-properties fo:color="#2a6099" style:font-name="Futura Std Condensed Light" fo:font-size="16pt" style:text-underline-style="none" fo:font-weight="normal" officeooo:rsid="006cd55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08" style:family="text">
      <style:text-properties officeooo:rsid="002be5dd"/>
    </style:style>
    <style:style style:name="T209" style:family="text">
      <style:text-properties style:font-name="Futura Std Condensed" fo:font-size="16pt" style:font-size-asian="14pt" style:font-size-complex="16pt"/>
    </style:style>
    <style:style style:name="T210" style:family="text">
      <style:text-properties style:font-name="Futura Std Condensed" fo:font-size="16pt" officeooo:rsid="0042635c" style:font-size-asian="14pt" style:font-size-complex="16pt"/>
    </style:style>
    <style:style style:name="T211" style:family="text">
      <style:text-properties officeooo:rsid="0042635c"/>
    </style:style>
    <style:style style:name="T212" style:family="text">
      <style:text-properties officeooo:rsid="0049f068"/>
    </style:style>
    <style:style style:name="T213" style:family="text">
      <style:text-properties officeooo:rsid="00512e74"/>
    </style:style>
    <style:style style:name="T214" style:family="text">
      <style:text-properties officeooo:rsid="006333e8"/>
    </style:style>
    <style:style style:name="T215" style:family="text">
      <style:text-properties officeooo:rsid="0063635a"/>
    </style:style>
    <style:style style:name="T216" style:family="text">
      <style:text-properties officeooo:rsid="00669eda"/>
    </style:style>
    <style:style style:name="T217" style:family="text">
      <style:text-properties officeooo:rsid="006887f9"/>
    </style:style>
    <style:style style:name="T218" style:family="text">
      <style:text-properties officeooo:rsid="00697dd6"/>
    </style:style>
    <style:style style:name="T219" style:family="text">
      <style:text-properties style:font-name="Futura Std Condensed1"/>
    </style:style>
    <style:style style:name="T220" style:family="text">
      <style:text-properties officeooo:rsid="0077e81b"/>
    </style:style>
    <style:style style:name="T221" style:family="text">
      <style:text-properties style:font-name="Futura CondensedLight1" fo:font-size="16pt" officeooo:rsid="007b07a5" style:font-size-asian="14pt" style:font-size-complex="16pt"/>
    </style:style>
    <style:style style:name="T222" style:family="text">
      <style:text-properties officeooo:rsid="004cadfc"/>
    </style:style>
    <style:style style:name="T223" style:family="text">
      <style:text-properties style:text-position="0% 100%" style:font-name="Futura Std Condensed Light" officeooo:rsid="006333e8"/>
    </style:style>
    <style:style style:name="T224" style:family="text">
      <style:text-properties officeooo:rsid="00800ae4"/>
    </style:style>
    <style:style style:name="T225" style:family="text">
      <style:text-properties officeooo:rsid="008216f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>- Domestique Baston -</text:p>
      <text:p text:style-name="P82"/>
      <text:p text:style-name="P82"/>
      <text:p text:style-name="P82"/>
      <text:p text:style-name="P76">What is it?</text:p>
      <text:p text:style-name="P81"/>
      <text:p text:style-name="P5"><text:span text:style-name="T2"><text:tab/></text:span><text:span text:style-name="T22">D</text:span><text:span text:style-name="T2">omestique Baston is </text:span><text:span text:style-name="T8">a</text:span><text:span text:style-name="T2"> </text:span><text:span text:style-name="T24">versus fighting game</text:span><text:span text:style-name="T2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79"/>
      <text:p text:style-name="P5"><text:span text:style-name="T2"><text:tab/></text:span><text:span text:style-name="T22">I</text:span><text:span text:style-name="T2">t pictures a couple (a man and a woman) fighting each other at home. That’s the reason why there will only </text:span><text:span text:style-name="T3">be </text:span><text:span text:style-name="T24">1 background</text:span><text:span text:style-name="T2"> and </text:span><text:span text:style-name="T24">2 playable characters</text:span><text:span text:style-name="T2">. A kind of sword fighting game (roll and bottle </text:span><text:span text:style-name="T3">in place of swords</text:span><text:span text:style-name="T2">, here). </text:span><text:span text:style-name="T3">T</text:span><text:span text:style-name="T2">here will </text:span><text:span text:style-name="T15">never</text:span><text:span text:style-name="T2"> be a mirror match (man versus man or girl versus girl). I've not been animating two characters only to have one played!</text:span></text:p>
      <text:p text:style-name="P79"/>
      <text:p text:style-name="P5"><text:span text:style-name="T2"><text:tab/></text:span><text:span text:style-name="T22">T</text:span><text:span text:style-name="T2">his game </text:span><text:span text:style-name="T7">is</text:span><text:span text:style-name="T2"> in </text:span><text:span text:style-name="T24">French slang</text:span><text:span text:style-name="T93"> </text:span><text:span text:style-name="T2">just because it’s funny. No other reason. Besides, who really cares about, for instance, the story or even what’s told in such a game? You can always tell when someone’s angry, don’t you?</text:span></text:p>
      <text:p text:style-name="P84"/>
      <text:p text:style-name="P6"><text:span text:style-name="T2"><text:tab/></text:span><text:span text:style-name="T11">Basically, I didn’t intend the game to be played versus the computer </text:span><text:span text:style-name="T12">(only human versus human was the main focus as that meant no </text:span><text:span text:style-name="T14">AI</text:span><text:span text:style-name="T12">).</text:span><text:span text:style-name="T13"> </text:span><text:span text:style-name="T12">A</text:span><text:span text:style-name="T13"> previous dev’ began to implement </text:span><text:span text:style-name="T10">a simple </text:span><text:span text:style-name="T14">AI</text:span><text:span text:style-name="T13"> (that’s cool)</text:span><text:span text:style-name="T11">.</text:span></text:p>
      <text:p text:style-name="P87"><text:span text:style-name="T18"><text:tab/></text:span><text:span text:style-name="T17">What would be awesome: an o</text:span><text:span text:style-name="T18">nline mode </text:span><text:span text:style-name="T16">(a guy on Youtube </text:span><text:span text:style-name="T19">named </text:span><text:span text:style-name="T10">David Snopek </text:span><text:span text:style-name="T19">from Snopek games </text:span><text:span text:style-name="T16">made a tutorial or so for a rollback netcode (many say that rollback is the best way to have online for such </text:span><text:span text:style-name="T21">a </text:span><text:span text:style-name="T16">game) in Godot and here’s a lin</text:span><text:span text:style-name="T20">k: </text:span><text:a xlink:type="simple" xlink:href="https://www.youtube.com/watch?v=zvqQPbT8rAE&amp;list=PLCBLMvLIundBXwTa6gwlOUNc29_9btoir" text:style-name="Internet_20_link" text:visited-style-name="Visited_20_Internet_20_Link">https://www.youtube.com/watch?v=zvqQPbT8rAE&amp;list=PLCBLMvLIundBXwTa6gwlOUNc29_9btoir</text:a><text:span text:style-name="T20">).</text:span><text:span text:style-name="T16"> Implementing that would be awesome but I never even tried to have a look at it as this is so far from what I can do.</text:span></text:p>
      <text:p text:style-name="P96">Gameplay:</text:p>
      <text:p text:style-name="P81"/>
      <text:p text:style-name="P1"><text:span text:style-name="T2"><text:tab/></text:span><text:span text:style-name="T22">E</text:span><text:span text:style-name="T2">ach character will basically have the following animations: </text:span><text:span text:style-name="T24">3 </text:span><text:span text:style-name="T28">N</text:span><text:span text:style-name="T24">ormal </text:span><text:span text:style-name="T28">A</text:span><text:span text:style-name="T24">ttacks</text:span><text:span text:style-name="T98"> (weak + quick, medium + normal and slow + strong)</text:span><text:span text:style-name="T2">, </text:span><text:span text:style-name="T24">1 </text:span><text:span text:style-name="T28">S</text:span><text:span text:style-name="T24">pecial </text:span><text:span text:style-name="T28">A</text:span><text:span text:style-name="T24">ttack</text:span><text:span text:style-name="T98"> (even slower and powerful)</text:span><text:span text:style-name="T2">, </text:span><text:span text:style-name="T24">1 </text:span><text:span text:style-name="T28">R</text:span><text:span text:style-name="T24">anged </text:span><text:span text:style-name="T28">A</text:span><text:span text:style-name="T24">ttack</text:span><text:span text:style-name="T2"> (an insult of weak/medium power) and </text:span><text:span text:style-name="T24">1 </text:span><text:span text:style-name="T28">F</text:span><text:span text:style-name="T24">ake </text:span><text:span text:style-name="T28">A</text:span><text:span text:style-name="T24">ttack</text:span><text:span text:style-name="T98"> (as there’s no more combos in the game we’ll use that move to do nothing but disturb the opponent and get a bit of healing like 5 hit points)</text:span><text:span text:style-name="T2">, </text:span><text:span text:style-name="T24">2 </text:span><text:span text:style-name="T28">D</text:span><text:span text:style-name="T24">odges</text:span><text:span text:style-name="T2"> (jumping and crouching down) and </text:span><text:span text:style-name="T24">1 parry</text:span><text:span text:style-name="T98"> (using a tool: roll or bottle)</text:span><text:span text:style-name="T2">, </text:span><text:span text:style-name="T24">1 </text:span><text:span text:style-name="T28">Fo</text:span><text:span text:style-name="T24">rward </text:span><text:span text:style-name="T28">W</text:span><text:span text:style-name="T24">alk</text:span><text:span text:style-name="T2"> and </text:span><text:span text:style-name="T24">1 </text:span><text:span text:style-name="T28">B</text:span><text:span text:style-name="T24">ackward </text:span><text:span text:style-name="T28">W</text:span><text:span text:style-name="T24">alk</text:span><text:span text:style-name="T2">, </text:span><text:span text:style-name="T24">1 KO</text:span><text:span text:style-name="T2"> and </text:span><text:span text:style-name="T24">1 “</text:span><text:span text:style-name="T28">G</text:span><text:span text:style-name="T24">et </text:span><text:span text:style-name="T28">H</text:span><text:span text:style-name="T24">it”</text:span><text:span text:style-name="T2">, </text:span><text:span text:style-name="T24">1 “</text:span><text:span text:style-name="T28">A</text:span><text:span text:style-name="T24">pparition” </text:span><text:span text:style-name="T98">(not an attack </text:span><text:span text:style-name="T99">or whatever</text:span><text:span text:style-name="T98">, just for the character to get in the scene before the game starts)</text:span><text:span text:style-name="T2"> and finally </text:span><text:span text:style-name="T24">1 idle</text:span><text:span text:style-name="T2">.</text:span></text:p>
      <text:p text:style-name="P83"/>
      <text:p text:style-name="P83"><text:tab/>No stun! No crouching attacks! No air attacks! No grab and throws! Maybe later.</text:p>
      <text:p text:style-name="P83"/>
      <text:p text:style-name="P83"><text:tab/><text:span text:style-name="T45">No move interruption</text:span><text:span text:style-name="T212"> (except Idle and Walks, of course)!</text:span></text:p>
      <text:p text:style-name="P78"/>
      <text:p text:style-name="P1"><text:span text:style-name="T2"><text:tab/></text:span><text:span text:style-name="T1">A</text:span><text:span text:style-name="T2"> match will be played in </text:span><text:span text:style-name="T24">1 round</text:span><text:span text:style-name="T2">.</text:span></text:p>
      <text:p text:style-name="P83"/>
      <text:p text:style-name="P1"><text:span text:style-name="T2"><text:tab/></text:span><text:span text:style-name="T24">No time limit</text:span><text:span text:style-name="T2">.</text:span></text:p>
      <text:p text:style-name="P78"/>
      <text:p text:style-name="P1"><text:span text:style-name="T2"><text:tab/></text:span><text:span text:style-name="T118">A </text:span><text:span text:style-name="T58">KO means a loss</text:span><text:span text:style-name="T50">!</text:span></text:p>
      <text:p text:style-name="P78"/>
      <text:p text:style-name="P1"><text:span text:style-name="T2"><text:tab/></text:span><text:span text:style-name="T24">No complicated maneuvers</text:span><text:span text:style-name="T2"> (like quarter circle forward + button(s), etc.) but instead we’ll use a simple combination of </text:span><text:span text:style-name="T24">1 direction + 1 button</text:span><text:span text:style-name="T98"> (like right + A button, up left + B button, etc.). Something that is as playable on a joystick </text:span><text:span text:style-name="T100">as on</text:span><text:span text:style-name="T98"> a keyboard.</text:span></text:p>
      <text:p text:style-name="P40"/>
      <text:p text:style-name="P1"><text:span text:style-name="T24"><text:tab/>Dodges and parry</text:span><text:span text:style-name="T98"> (the three ways to avoid an attack) are </text:span><text:span text:style-name="T94">not</text:span><text:span text:style-name="T98"> launched by </text:span><text:span text:style-name="T104">just </text:span><text:span text:style-name="T98">moving backward as it is mainly done in most of VS fighting games (we’ll explain that later on).</text:span></text:p>
      <text:p text:style-name="P40"/>
      <text:p text:style-name="P102"><text:span text:style-name="T114"><text:tab/></text:span><text:span text:style-name="T43">Only the "ideal counter" allows to take 0 damage from an attack</text:span><text:span text:style-name="T114">. </text:span><text:span text:style-name="T43">Any other counter would only reduce the damage taken by </text:span><text:span text:style-name="T44">50%</text:span><text:span text:style-name="T114">. And of course </text:span><text:span text:style-name="T43">no defense means full damage</text:span><text:span text:style-name="T114">!</text:span></text:p>
      <text:p text:style-name="P1"><text:span text:style-name="T98"><text:tab/></text:span><text:span text:style-name="T120">As already said, </text:span><text:span text:style-name="T35">a character always face the opponent</text:span><text:span text:style-name="T98">.</text:span></text:p>
      <text:p text:style-name="P40"/>
      <text:p text:style-name="P4"><text:span text:style-name="T98"><text:tab/></text:span><text:span text:style-name="T53">No dashes.</text:span></text:p>
      <text:p text:style-name="P96">Technically</text:p>
      <text:p text:style-name="P81"/>
      <text:p text:style-name="P1"><text:span text:style-name="T2"><text:tab/></text:span><text:span text:style-name="T24">Animations are done at 10 frames/second</text:span><text:span text:style-name="T2">.</text:span></text:p>
      <text:p text:style-name="P78"/>
      <text:p text:style-name="P1"><text:span text:style-name="T2"><text:tab/></text:span><text:span text:style-name="T24">No rotation, </text:span><text:span text:style-name="T27">no</text:span><text:span text:style-name="T24"> scaling on sprites</text:span><text:span text:style-name="T2"> to keep that retro feel as much as possible. Everything will have to be hand drawn in order to have only translations on sprites.</text:span></text:p>
      <text:p text:style-name="P78"/>
      <text:p text:style-name="P3"><text:span text:style-name="T2"><text:tab/></text:span><text:span text:style-name="T22">W</text:span><text:span text:style-name="T2">hat would be absolutely perfect would also be using a </text:span><text:span text:style-name="T24">1 sprite pixel as basic unit for sprite translations</text:span><text:span text:style-name="T120"> </text:span><text:span text:style-name="T121">(as if the resolution of the screen was the same as the resolution of the game)</text:span><text:span text:style-name="T2">. Some are calling that “Pixel Perfect”. </text:span><text:span text:style-name="T9">Here’s</text:span><text:span text:style-name="T98"> the idea:</text:span></text:p>
      <text:p text:style-name="P42"/>
      <text:p text:style-name="P44"><draw:frame draw:style-name="fr2" draw:name="Image2" text:anchor-type="char" svg:width="2.8752in" svg:height="1.8752in" draw:z-index="1"><draw:image xlink:href="Pictures/1000000500000114000000B423FBF8C11D642853.gif" xlink:type="simple" xlink:show="embed" xlink:actuate="onLoad" loext:mime-type="image/gif"/></draw:frame></text:p>
      <text:p text:style-name="P42"/>
      <text:p text:style-name="P46"/>
      <text:p text:style-name="P46"/>
      <text:p text:style-name="P46"/>
      <text:p text:style-name="P46"/>
      <text:p text:style-name="P46"/>
      <text:p text:style-name="P46"/>
      <text:p text:style-name="P9"><text:span text:style-name="T101"><text:tab/></text:span><text:span text:style-name="T102">H</text:span><text:span text:style-name="T101">ere</text:span><text:span text:style-name="T111"> comes an image</text:span><text:span text:style-name="T98"> </text:span><text:span text:style-name="T102">showing</text:span><text:span text:style-name="T98"> </text:span><text:span text:style-name="T102">what’s</text:span><text:span text:style-name="T98"> </text:span><text:span text:style-name="T102">the</text:span><text:span text:style-name="T98"> “solution”</text:span><text:span text:style-name="T102"> in the project preferences to fix</text:span><text:span text:style-name="T98"> that </text:span><text:span text:style-name="T105">(the </text:span><text:span text:style-name="T33">Viewport </text:span><text:span text:style-name="T34">M</text:span><text:span text:style-name="T33">ode is intended in the Godot Engine to take care of that “Pixel Perfect” thing</text:span><text:span text:style-name="T105">)</text:span><text:span text:style-name="T98">:</text:span></text:p>
      <text:p text:style-name="P44"/>
      <text:p text:style-name="P86"><draw:frame draw:style-name="fr1" draw:name="Image1" text:anchor-type="char" svg:width="6.6929in" svg:height="1.2335in" draw:z-index="0"><draw:image xlink:href="Pictures/10000000000002B10000007FDFEA50A444898DBF.jpg" xlink:type="simple" xlink:show="embed" xlink:actuate="onLoad" loext:mime-type="image/jpeg"/></draw:frame><text:span text:style-name="T115">-</text:span><text:span text:style-name="T116"> </text:span><text:span text:style-name="T117">In Godot preferences under </text:span><text:span text:style-name="T71">General/display/window</text:span><text:span text:style-name="T116"> -</text:span></text:p>
      <text:p text:style-name="P45"/>
      <text:p text:style-name="P1"><text:span text:style-name="T98"><text:tab/></text:span><text:span text:style-name="T24">No camera pan</text:span><text:span text:style-name="T98"> (it would make sprites very difficult to read as pixels would be to big on screen).</text:span></text:p>
      <text:p text:style-name="P2"><text:span text:style-name="T136"><text:tab/>When creating character scenes </text:span><text:span text:style-name="T137">in Godot</text:span><text:span text:style-name="T136">, </text:span><text:span text:style-name="T140">we should</text:span><text:span text:style-name="T141"> </text:span><text:span text:style-name="T140">avoid using AnimatedSprite and instead </text:span><text:span text:style-name="T109">use</text:span><text:span text:style-name="T49"> </text:span><text:span text:style-name="T36">AnimationPlayer</text:span><text:span text:style-name="T49"> </text:span><text:span text:style-name="T109">and</text:span><text:span text:style-name="T49"> </text:span><text:span text:style-name="T36">AnimationTree</text:span><text:span text:style-name="T136"> as AnimatedSprite </text:span><text:span text:style-name="T138">is not the best fit for this game</text:span><text:span text:style-name="T136">. </text:span><text:span text:style-name="T139">Not to mention that </text:span><text:span text:style-name="T31">AnimationPlayer handles sounds and collision boxes very efficiently </text:span><text:span text:style-name="T32">for our purpose</text:span><text:span text:style-name="T139">!</text:span></text:p>
      <text:p text:style-name="P49"/>
      <text:p text:style-name="P8"><text:span text:style-name="T136"><text:tab/></text:span><text:span text:style-name="T106">In order to make the system work, characters should have </text:span><text:span text:style-name="T54">1 </text:span><text:span text:style-name="T57">C</text:span><text:span text:style-name="T54">ollision box dedicated to determine what part of the character is a hitting part</text:span><text:span text:style-name="T119"> (at every single frame of the animation)</text:span><text:span text:style-name="T54">. 1 collision box dedicated do determine what part of the character is able to be hit</text:span><text:span text:style-name="T119"> (at every single </text:span><text:soft-page-break/><text:span text:style-name="T119">frame of the animation). </text:span><text:span text:style-name="T55">1 Defense Collision Box to determine if a Parry/</text:span><text:span text:style-name="T56">Dodge</text:span><text:span text:style-name="T55"> is a success or a fail</text:span><text:span text:style-name="T107"> </text:span><text:span text:style-name="T108">a</text:span><text:span text:style-name="T106">nd </text:span><text:span text:style-name="T54">1 </text:span><text:span text:style-name="T57">C</text:span><text:span text:style-name="T54">ollision </text:span><text:span text:style-name="T57">B</text:span><text:span text:style-name="T54">ox used to stop character from moving through/</text:span><text:span text:style-name="T56">over/behind</text:span><text:span text:style-name="T54"> the opponent.</text:span></text:p>
      <text:p text:style-name="P67"/>
      <text:p text:style-name="P99"><text:span text:style-name="T54"><text:tab/> </text:span><text:span text:style-name="T38">W</text:span><text:span text:style-name="T39">hen a Bottle/Roll Collider enters the </text:span><text:span text:style-name="T40">opponent’s </text:span><text:span text:style-name="T39">Defense Collider </text:span><text:span text:style-name="T41">or the Body Collider</text:span><text:span text:style-name="T39">, it deactivates </text:span><text:span text:style-name="T41">itself</text:span><text:span text:style-name="T39"> </text:span><text:span text:style-name="T38">in order to not trigger it one more time before the end of the Attack animation.</text:span><text:span text:style-name="T39"> </text:span><text:span text:style-name="T38">Then, of course, Colliders are reactivated once the animation is done playing.</text:span></text:p>
      <text:p text:style-name="P99"><text:span text:style-name="T38"/></text:p>
      <text:p text:style-name="P104"><text:span text:style-name="T160">Hit effect:</text:span></text:p>
      <text:p text:style-name="P74"/>
      <text:p text:style-name="P100"><text:span text:style-name="T38"><text:tab/></text:span><text:span text:style-name="T97">- </text:span><text:span text:style-name="T82">When an attack is </text:span><text:span text:style-name="T83">FULLY </text:span><text:span text:style-name="T82">successful, the animated Hit_Effect overlay is played</text:span><text:span text:style-name="T158">.</text:span></text:p>
      <text:p text:style-name="P100"><text:span text:style-name="T158"><text:tab/>- It is important to note that </text:span><text:span text:style-name="T82">when an Insult hits</text:span><text:span text:style-name="T158">, we still play the Get_Hit animation but </text:span><text:span text:style-name="T82">the sound of the impact is deactivated</text:span><text:span text:style-name="T158">!</text:span></text:p>
      <text:p text:style-name="P100"><text:span text:style-name="T158"/></text:p>
      <text:p text:style-name="P104"><text:span text:style-name="T160">Miss effect </text:span><text:span text:style-name="T161">(</text:span><text:span text:style-name="T162">only on Parry</text:span><text:span text:style-name="T161">)</text:span><text:span text:style-name="T160">:</text:span></text:p>
      <text:p text:style-name="P99"><text:span text:style-name="T158"/></text:p>
      <text:p text:style-name="P103"><text:span text:style-name="T156"><text:tab/>- </text:span><text:span text:style-name="T88">When an attack </text:span><text:span text:style-name="T89">hits but </text:span><text:span text:style-name="T88">is </text:span><text:span text:style-name="T90">HALF or</text:span><text:span text:style-name="T88"> </text:span><text:span text:style-name="T89">FULLY avoided</text:span><text:span text:style-name="T88"> </text:span><text:span text:style-name="T89">(</text:span><text:span text:style-name="T91">50% or 0%</text:span><text:span text:style-name="T89"> damage)</text:span><text:span text:style-name="T88">, the animated Miss_Effect overlay is played</text:span><text:span text:style-name="T157">.</text:span></text:p>
      <text:p text:style-name="P103"><text:span text:style-name="T157"><text:tab/>- </text:span><text:span text:style-name="T88">When an</text:span><text:span text:style-name="T89"> attack doesn’t even reach the opponent</text:span><text:span text:style-name="T88">, the animated Miss_Effect overlay is NOT played</text:span><text:span text:style-name="T157">.</text:span></text:p>
      <text:p text:style-name="P48"/>
      <text:p text:style-name="P10"><text:span text:style-name="T136"><text:tab/></text:span><text:span text:style-name="T201">NOTE: </text:span><text:span text:style-name="T186">A</text:span><text:span text:style-name="T185">t this point of development, </text:span><text:span text:style-name="T191">there is </text:span><text:span text:style-name="T196">1 AnimationPlayer/AnimationTree</text:span><text:span text:style-name="T185"> based scene </text:span><text:span text:style-name="T190">for the Moulue</text:span><text:span text:style-name="T185"> (</text:span><text:span text:style-name="T196">Moulue_</text:span><text:span text:style-name="T198">05</text:span><text:span text:style-name="T196">.tscn</text:span><text:span text:style-name="T185">) </text:span><text:span text:style-name="T190">and for the Couillu (</text:span><text:span text:style-name="T197">Couillu_05.tscn</text:span><text:span text:style-name="T190">)</text:span><text:span text:style-name="T185">. </text:span><text:span text:style-name="T187">Last update includes </text:span><text:span text:style-name="T188">All 4 types of</text:span><text:span text:style-name="T187"> </text:span><text:span text:style-name="T188">Collision </text:span><text:span text:style-name="T187">Boxes.</text:span><text:span text:style-name="T185"> </text:span><text:span text:style-name="T191">These</text:span><text:span text:style-name="T189"> includ</text:span><text:span text:style-name="T191">e</text:span><text:span text:style-name="T189"> </text:span><text:span text:style-name="T202">Collision Layers and Masks</text:span><text:span text:style-name="T189"> in order to determine colliders interactions</text:span><text:span text:style-name="T191">. </text:span><text:span text:style-name="T203">Audio Playback Tracks in AnimationPlayer are still missing at this point of development</text:span><text:span text:style-name="T206"> </text:span><text:span text:style-name="T207">(we are still waiting for the sound files to be delivered)</text:span><text:span text:style-name="T192">.</text:span><text:span text:style-name="T191"> </text:span><text:span text:style-name="T193">I </text:span><text:span text:style-name="T194">archived</text:span><text:span text:style-name="T193"> AnimatedSprite based scenes</text:span><text:span text:style-name="T195">.</text:span></text:p>
      <text:p text:style-name="P94">Script of a game</text:p>
      <text:p text:style-name="P30"/>
      <text:p text:style-name="P35"><text:span text:style-name="T165">A “|” means a </text:span><text:span text:style-name="T75">fade out/fade in</text:span><text:span text:style-name="T165"> between every scene described below</text:span></text:p>
      <text:p text:style-name="P36"><text:span text:style-name="T165">A “| | |” means there are </text:span><text:span text:style-name="T84">navigation options in the “Script of a game” </text:span><text:span text:style-name="T221">at that point</text:span></text:p>
      <text:p text:style-name="P91"><text:span text:style-name="T154">W</text:span><text:span text:style-name="T155">hen navigating choices and </text:span><text:span text:style-name="T79">until validation, it flashes between ON and OFF</text:span><text:span text:style-name="T155">.</text:span></text:p>
      <text:p text:style-name="P98"/>
      <text:p text:style-name="P98"/>
      <text:p text:style-name="P98"/>
      <text:p text:style-name="P12"/>
      <text:p text:style-name="P64">Title screen <text:span text:style-name="T211">(</text:span><text:span text:style-name="T215">title </text:span><text:span text:style-name="T211">music </text:span><text:span text:style-name="T215">starts</text:span><text:span text:style-name="T211">)</text:span></text:p>
      <text:p text:style-name="P51">From here, if player is too slow to hit a button, then <text:span text:style-name="T77">we’ll make the (famous) overlay “Bourre une touche” flash!</text:span></text:p>
      <text:p text:style-name="P52">|</text:p>
      <text:p text:style-name="P90"><text:span text:style-name="T78">Starting Screen</text:span><text:span text:style-name="T152"> – </text:span><text:span text:style-name="T153">(overlay if readable) </text:span><text:span text:style-name="T68">(title screen music continues)</text:span></text:p>
      <text:p text:style-name="P53"><text:span text:style-name="T85">W</text:span><text:span text:style-name="T77">here we can choose to play, change params, see credi</text:span><text:span text:style-name="T85">ts or even quit</text:span><text:span text:style-name="T220">.</text:span></text:p>
      <text:p text:style-name="P54"><text:span text:style-name="T214">Y</text:span>ou navigate through choices going <text:span text:style-name="T77">up</text:span> and <text:span text:style-name="T77">down</text:span> and validate pressing the <text:span text:style-name="T77">A</text:span> button.</text:p>
      <text:p text:style-name="P12">| <text:span text:style-name="T220">| |</text:span></text:p>
      <text:p text:style-name="P90"><text:span text:style-name="T67">Credit</text:span><text:span text:style-name="T66"> screen</text:span><text:span text:style-name="T127"> –</text:span><text:span text:style-name="T128"> </text:span><text:span text:style-name="T153">(overlay if readable)</text:span><text:span text:style-name="T128"> </text:span><text:span text:style-name="T68">(title screen music continues)</text:span></text:p>
      <text:p text:style-name="P26"><text:span text:style-name="T151">Press </text:span><text:span text:style-name="T86">any button</text:span><text:span text:style-name="T151"> to </text:span><text:span text:style-name="T223">go back to </text:span><text:span text:style-name="T87">Title Screen</text:span></text:p>
      <text:p text:style-name="P12">| <text:span text:style-name="T220">| |</text:span></text:p>
      <text:p text:style-name="P65">Option screen<text:span text:style-name="T132"> – </text:span><text:span text:style-name="T159">(overlay if readable)</text:span><text:span text:style-name="T134"> </text:span><text:span text:style-name="T211">(title screen music continues)</text:span></text:p>
      <text:p text:style-name="P27">We use <text:span text:style-name="T23">Up</text:span> and <text:span text:style-name="T23">Down</text:span> to navigate through option list</text:p>
      <text:p text:style-name="P27">We <text:span text:style-name="T23">Left</text:span> and <text:span text:style-name="T23">Right</text:span> to navigate through parameters (press the <text:span text:style-name="T77">A</text:span> button to validate)</text:p>
      <text:p text:style-name="P55"><text:span text:style-name="T222">Press </text:span><text:span text:style-name="T46">any another button</text:span><text:span text:style-name="T222"> to </text:span><text:span text:style-name="T214">go back to </text:span><text:span text:style-name="T47">Title Screen</text:span></text:p>
      <text:p text:style-name="P56"><text:span text:style-name="T214">| </text:span><text:span text:style-name="T220">| |</text:span></text:p>
      <text:p text:style-name="P68"><text:span text:style-name="T214">Q</text:span>uit!</text:p>
      <text:p text:style-name="P13">|</text:p>
      <text:p text:style-name="P89"><text:span text:style-name="T66">Character </text:span><text:span text:style-name="T69">S</text:span><text:span text:style-name="T66">election </text:span><text:span text:style-name="T67">s</text:span><text:span text:style-name="T66">creen </text:span><text:span text:style-name="T68">(title screen music continues)</text:span></text:p>
      <text:p text:style-name="P33"><text:span text:style-name="T165">This allows the access to </text:span><text:span text:style-name="T166">each</text:span><text:span text:style-name="T165"> character information page: you don’t want to miss that!</text:span></text:p>
      <text:p text:style-name="P38"><text:span text:style-name="T165">Press the </text:span><text:span text:style-name="T42">X</text:span><text:span text:style-name="T165"> button to see </text:span><text:span text:style-name="T168">t</text:span><text:span text:style-name="T165">he left Character Data Sheet </text:span><text:span text:style-name="T167">as an overlay</text:span><text:span text:style-name="T165">(</text:span><text:span text:style-name="T42">X</text:span><text:span text:style-name="T165"> again to close it!</text:span><text:span text:style-name="T169">)</text:span></text:p>
      <text:p text:style-name="P38"><text:span text:style-name="T165">Press the </text:span><text:span text:style-name="T42">B</text:span><text:span text:style-name="T165"> button to see </text:span><text:span text:style-name="T168">t</text:span><text:span text:style-name="T165">he right Character Data Sheet </text:span><text:span text:style-name="T167">as an overlay</text:span><text:span text:style-name="T165">(</text:span><text:span text:style-name="T42">B</text:span><text:span text:style-name="T165"> again to close it!)</text:span></text:p>
      <text:p text:style-name="P34"><text:span text:style-name="T165">P</text:span><text:span text:style-name="T170">ress </text:span><text:span text:style-name="T37">Left</text:span><text:span text:style-name="T170"> or </text:span><text:span text:style-name="T37">Right</text:span><text:span text:style-name="T170"> to select Character (</text:span><text:span text:style-name="T37">Player1 is on the Left</text:span><text:span text:style-name="T170"> and </text:span><text:span text:style-name="T37">Player 2/CPU is on the right</text:span><text:span text:style-name="T170">)</text:span></text:p>
      <text:p text:style-name="P37"><text:span text:style-name="T165">Press the </text:span><text:span text:style-name="T42">A</text:span><text:span text:style-name="T165"> button to validate</text:span></text:p>
      <text:p text:style-name="P88"><text:span text:style-name="T129">Press </text:span><text:span text:style-name="T80">any other</text:span><text:span text:style-name="T81"> button</text:span><text:span text:style-name="T129"> to go back to </text:span><text:span text:style-name="T81">Title Screen</text:span></text:p>
      <text:p text:style-name="P12">|</text:p>
      <text:p text:style-name="P60"><text:span text:style-name="T172">The </text:span><text:span text:style-name="T179">G</text:span><text:span text:style-name="T172">ame </text:span><text:span text:style-name="T179">I</text:span><text:span text:style-name="T172">tself!</text:span><text:span text:style-name="T209"> </text:span><text:span text:style-name="T210">(title music stops </text:span><text:span text:style-name="T125">and</text:span><text:span text:style-name="T180"> game music starts</text:span><text:span text:style-name="T210">)</text:span><text:span text:style-name="T124">*</text:span><text:span text:style-name="T150">see below</text:span></text:p>
      <text:p text:style-name="P12">|</text:p>
      <text:p text:style-name="P63"><text:soft-page-break/>Win <text:span text:style-name="T214">S</text:span>creen <text:span text:style-name="T211">(</text:span><text:span text:style-name="T215">game music stops </text:span><text:span text:style-name="T133">and</text:span><text:span text:style-name="T215"> win</text:span><text:span text:style-name="T211"> music </text:span><text:span text:style-name="T215">starts</text:span><text:span text:style-name="T211">)</text:span></text:p>
      <text:p text:style-name="P17">Press <text:span text:style-name="T23">any</text:span> button</text:p>
      <text:p text:style-name="P15">|</text:p>
      <text:p text:style-name="P63">Back to Title screen <text:span text:style-name="T215">(win music stops)</text:span></text:p>
      <text:p text:style-name="P25"/>
      <text:p text:style-name="P62"/>
      <text:p text:style-name="P29"><text:span text:style-name="T172">*</text:span><text:span text:style-name="T182">here’s the script of </text:span><text:span text:style-name="T64">T</text:span><text:span text:style-name="T65">he </text:span><text:span text:style-name="T64">G</text:span><text:span text:style-name="T65">ame </text:span><text:span text:style-name="T64">I</text:span><text:span text:style-name="T65">tself</text:span><text:span text:style-name="T182"> (no more fade out/in here):</text:span></text:p>
      <text:p text:style-name="P66"/>
      <text:p text:style-name="P57"><text:span text:style-name="T172">Background </text:span><text:span text:style-name="T175">+ UI +</text:span><text:span text:style-name="T172"> fighting music playing </text:span><text:span text:style-name="T173">(background)</text:span></text:p>
      <text:p text:style-name="P14">/</text:p>
      <text:p text:style-name="P66">Characters “In” animation are played (overlay 1)</text:p>
      <text:p text:style-name="P14">/</text:p>
      <text:p text:style-name="P66">Characters “Idle” animations are played (overlay 1)</text:p>
      <text:p text:style-name="P39">/</text:p>
      <text:p text:style-name="P18">after 2 seconds:</text:p>
      <text:p text:style-name="P57"><text:span text:style-name="T172">Fight scene overlay appears </text:span><text:span text:style-name="T173">with it’s voice</text:span><text:span text:style-name="T172"> (overlay 2)</text:span></text:p>
      <text:p text:style-name="P14">/</text:p>
      <text:p text:style-name="P66">Fight scene <text:span text:style-name="T184">overlay</text:span> disappears<text:span text:style-name="T184"> </text:span>(overlay 2)</text:p>
      <text:p text:style-name="P14">/</text:p>
      <text:p text:style-name="P61"><text:span text:style-name="T174">The fight starts </text:span><text:span text:style-name="T176">then</text:span><text:span text:style-name="T173"> ends</text:span><text:span text:style-name="T174"> </text:span><text:span text:style-name="T175">(with one player playing KO animation (</text:span><text:span text:style-name="T181">not looping!</text:span><text:span text:style-name="T175">) and the other in Idle animation looping) </text:span><text:span text:style-name="T174">(overlay 1)</text:span></text:p>
      <text:p text:style-name="P16">/</text:p>
      <text:p text:style-name="P92"><text:span text:style-name="T172">Eventually showing </text:span><text:span text:style-name="T177">K.O. screen</text:span><text:span text:style-name="T172"> overlay</text:span><text:span text:style-name="T178"> </text:span><text:span text:style-name="T172">(overlay 2)</text:span></text:p>
      <text:p text:style-name="P19">/</text:p>
      <text:p text:style-name="P31"><text:span text:style-name="T172">Press </text:span><text:span text:style-name="T42">any</text:span><text:span text:style-name="T172"> button to resume main Script</text:span></text:p>
      <text:p text:style-name="P96">More about Gameplay...</text:p>
      <text:p text:style-name="P75"/>
      <text:p text:style-name="P73"><text:tab/>Moves (except walking and Idle, of course) use one direction + 1 button.</text:p>
      <text:p text:style-name="P73"><text:tab/><text:span text:style-name="T130">We’ll try to add a quick acceleration when walking (both direction): let’s try 3 frames to reach full speed.</text:span></text:p>
      <text:p text:style-name="P73"><text:span text:style-name="T130"/></text:p>
      <text:p text:style-name="P73"><text:span text:style-name="T130"><text:tab/></text:span><text:span text:style-name="T135">Here we’ll be considering Player is on the left (on the other side, left becomes right and right becomes left):</text:span></text:p>
      <text:p text:style-name="P78"/>
      <text:p text:style-name="P101"><text:span text:style-name="T2"><text:tab/></text:span><text:span text:style-name="T24">Crouch</text:span><text:span text:style-name="T2"> uses</text:span><text:span text:style-name="T24"> Down Left</text:span><text:span text:style-name="T93"> </text:span><text:span text:style-name="T24">+</text:span><text:span text:style-name="T93"> </text:span><text:span text:style-name="T24"><text:s/>B </text:span><text:span text:style-name="T2">(</text:span><text:span text:style-name="T52">0 damage</text:span><text:span text:style-name="T5"> </text:span><text:span text:style-name="T2">against </text:span><text:span text:style-name="T24">Insult</text:span><text:span text:style-name="T48"> </text:span><text:span text:style-name="T98">and</text:span><text:span text:style-name="T48"> </text:span><text:span text:style-name="T24">Slap</text:span><text:span text:style-name="T205"> </text:span><text:span text:style-name="T123">and </text:span><text:span text:style-name="T61">5</text:span><text:span text:style-name="T59">0% damage against </text:span><text:span text:style-name="T60">all other attacks </text:span><text:span text:style-name="T62">–</text:span><text:span text:style-name="T63"> </text:span><text:span text:style-name="T62">no Get Hit animation </text:span><text:span text:style-name="T61">while crouching (frame 1 to 4 in Godot) but Flashes white for 2/3 frames instead</text:span><text:span text:style-name="T2">)</text:span></text:p>
      <text:p text:style-name="P7"><text:span text:style-name="T24"><text:tab/>Jump</text:span><text:span text:style-name="T2"> uses </text:span><text:span text:style-name="T24">Up Left + B</text:span><text:span text:style-name="T2"> (</text:span><text:span text:style-name="T52">0 damage</text:span><text:span text:style-name="T5"> </text:span><text:span text:style-name="T2">against </text:span><text:span text:style-name="T24">kick </text:span><text:span text:style-name="T122">and</text:span><text:span text:style-name="T28"> Insult</text:span><text:span text:style-name="T205"> </text:span><text:span text:style-name="T123">and </text:span><text:span text:style-name="T30">5</text:span><text:span text:style-name="T59">0% damage against </text:span><text:span text:style-name="T60">all other attacks </text:span><text:span text:style-name="T62">–</text:span><text:span text:style-name="T63"> </text:span><text:span text:style-name="T62">no Get Hit animation </text:span><text:span text:style-name="T61">while in the air (frame 4 to 7 in Godot) but Flashes white for 2/3 frames instead</text:span><text:span text:style-name="T2">)</text:span></text:p>
      <text:p text:style-name="P7"><text:span text:style-name="T24"><text:tab/>Parry</text:span><text:span text:style-name="T98"> uses </text:span><text:span text:style-name="T24">Left + B</text:span><text:span text:style-name="T98"> (</text:span><text:span text:style-name="T52">0 damage</text:span><text:span text:style-name="T98"> against </text:span><text:span text:style-name="T24">Slash</text:span><text:span text:style-name="T98">, </text:span><text:span text:style-name="T24">Slap</text:span><text:span text:style-name="T98"> and </text:span><text:span text:style-name="T24">Punch </text:span><text:span text:style-name="T123">and </text:span><text:span text:style-name="T29">5</text:span><text:span text:style-name="T59">0% damage against </text:span><text:span text:style-name="T60">all other attacks </text:span><text:span text:style-name="T62">–</text:span><text:span text:style-name="T63"> </text:span><text:span text:style-name="T62">no Get Hit animation </text:span><text:span text:style-name="T61">while parrying (frame 2 to 7 in Godot) but Flashes white for 2/3 frames instead</text:span><text:span text:style-name="T98">)</text:span></text:p>
      <text:p text:style-name="P78"/>
      <text:p text:style-name="P1"><text:span text:style-name="T98"><text:tab/></text:span><text:span text:style-name="T24">Punch</text:span><text:span text:style-name="T98"> (medium attack) uses </text:span><text:span text:style-name="T24">Right + B</text:span></text:p>
      <text:p text:style-name="P1"><text:span text:style-name="T98"><text:tab/></text:span><text:span text:style-name="T24">Kick</text:span><text:span text:style-name="T98"> (strong attack) uses </text:span><text:span text:style-name="T24">Down Right + B</text:span></text:p>
      <text:p text:style-name="P1"><text:span text:style-name="T98"><text:tab/></text:span><text:span text:style-name="T24">Slap</text:span><text:span text:style-name="T98"> (light attack) uses </text:span><text:span text:style-name="T24">Up Right + B</text:span></text:p>
      <text:p text:style-name="P1"><text:span text:style-name="T98"><text:tab/></text:span><text:span text:style-name="T24">Insult</text:span><text:span text:style-name="T98"> (ranged attack) uses </text:span><text:span text:style-name="T24">Up Right + A</text:span></text:p>
      <text:p text:style-name="P1"><text:span text:style-name="T24"><text:tab/>Slash</text:span><text:span text:style-name="T98"> (very strong attack) uses </text:span><text:span text:style-name="T24">Right + A</text:span></text:p>
      <text:p text:style-name="P1"><text:span text:style-name="T98"><text:tab/></text:span><text:span text:style-name="T24">Trick</text:span><text:span text:style-name="T98"> uses </text:span><text:span text:style-name="T24">Down Right + A</text:span></text:p>
      <text:p text:style-name="P78"/>
      <text:p text:style-name="P73"><text:tab/>/!\ Those directions are indicative when player’s on the left of the screen and opponent's on the right but left becomes right and right becomes left on the opposite positions. /!\</text:p>
      <text:p text:style-name="P73"/>
      <text:p text:style-name="P1"><text:span text:style-name="T98"><text:tab/></text:span><text:span text:style-name="T50">The character selection screen implies the starting side of a character in the game</text:span><text:span text:style-name="T98">. So if the Moulue </text:span><text:span text:style-name="T103">i</text:span><text:span text:style-name="T98">s on the left on the Character selection screen, she'll be on the left side of the screen in the fighting scene.</text:span></text:p>
      <text:p text:style-name="P93"><text:span text:style-name="T98"><text:tab/></text:span><text:span text:style-name="T120">A</text:span><text:span text:style-name="T98">s said before, there is </text:span><text:span text:style-name="T24">no stun</text:span><text:span text:style-name="T98">. You (eventually) get knocked down (KO animation) </text:span><text:span text:style-name="T24">when Hit Point bar</text:span><text:span text:style-name="T98"> (top of the screen) </text:span><text:span text:style-name="T24">is empty </text:span><text:span text:style-name="T26">(</text:span><text:span text:style-name="T24">and then game is over</text:span><text:span text:style-name="T26">)</text:span><text:span text:style-name="T98">. It must be noted that here too the "Pixel Perfect" thing should apply. As said, </text:span><text:span text:style-name="T50">Pixel is the smallest graphic unit </text:span><text:span text:style-name="T51">to consider for translations</text:span><text:span text:style-name="T98">.</text:span></text:p>
      <text:p text:style-name="P43"><text:soft-page-break/></text:p>
      <text:p text:style-name="P1"><text:span text:style-name="T163"><text:tab/></text:span><text:span text:style-name="T50">Characters have 100 </text:span><text:span text:style-name="T199">(or up to </text:span><text:span text:style-name="T200">125</text:span><text:span text:style-name="T199">)</text:span><text:span text:style-name="T50"> hit points</text:span><text:span text:style-name="T98">.</text:span></text:p>
      <text:p text:style-name="P43"/>
      <text:p text:style-name="P40"><text:tab/>Attack damages:</text:p>
      <text:p text:style-name="P1"><text:span text:style-name="T98"><text:tab/></text:span><text:span text:style-name="T50">Weak attack: 4</text:span></text:p>
      <text:p text:style-name="P69"><text:tab/>Medium attack: 8</text:p>
      <text:p text:style-name="P69"><text:tab/>Strong attack: 14</text:p>
      <text:p text:style-name="P69"><text:tab/>Very strong attack: 22</text:p>
      <text:p text:style-name="P69"><text:tab/>Ranged attack: 6</text:p>
      <text:p text:style-name="P78"/>
      <text:p text:style-name="P1"><text:span text:style-name="T98"><text:tab/></text:span><text:span text:style-name="T24">Avoided attack the good way deals no damage</text:span><text:span text:style-name="T98">.</text:span></text:p>
      <text:p text:style-name="P1"><text:span text:style-name="T98"><text:tab/></text:span><text:span text:style-name="T24">Avoided attack the wrong way deals 50% damage</text:span><text:span text:style-name="T98">.</text:span></text:p>
      <text:p text:style-name="P40"><text:tab/><text:span text:style-name="T164">Attack not reaching the opponent of course deals </text:span><text:span text:style-name="T171">0</text:span><text:span text:style-name="T164"> damage!</text:span></text:p>
      <text:p text:style-name="P40"/>
      <text:p text:style-name="P41"><text:tab/><text:span text:style-name="T72">Attacks doing 100% of damage push the opponent </text:span><text:span text:style-name="T73">2</text:span><text:span text:style-name="T72">0 sprite pixels backward</text:span><text:span text:style-name="T208">.</text:span></text:p>
      <text:p text:style-name="P41"><text:tab/><text:span text:style-name="T72">Attacks doing 50% of damage push the opponent 1</text:span><text:span text:style-name="T73">0</text:span><text:span text:style-name="T72"> sprite pixels backward</text:span><text:span text:style-name="T208">.</text:span></text:p>
      <text:p text:style-name="P78"/>
      <text:p text:style-name="P1"><text:span text:style-name="T98"><text:tab/></text:span><text:span text:style-name="T24">Characters automatically face each other</text:span><text:span text:style-name="T98"> (as already said).</text:span></text:p>
      <text:p text:style-name="P40"/>
      <text:p text:style-name="P40"><text:tab/><text:span text:style-name="T183">When characters hit each other </text:span><text:span text:style-name="T70">at the same frame/time, the </text:span><text:span text:style-name="T74">strongest</text:span><text:span text:style-name="T70"> attack gets the priority</text:span><text:span text:style-name="T183"> thus making the opponent to miss his attack.</text:span></text:p>
      <text:p text:style-name="P40"><text:tab/><text:span text:style-name="T183">When the same attacks hit at the same frame/time, then </text:span><text:span text:style-name="T213">priority is randomly chosen.</text:span></text:p>
      <text:p text:style-name="P40"/>
      <text:p text:style-name="P40"><text:tab/><text:span text:style-name="T204">To be tested to see if that’s smart:</text:span></text:p>
      <text:p text:style-name="P1"><text:span text:style-name="T98"><text:tab/></text:span><text:span text:style-name="T76">E</text:span><text:span text:style-name="T24">very single hit freezes the game for about 3 </text:span><text:span text:style-name="T25">(</text:span><text:span text:style-name="T24">flashing?</text:span><text:span text:style-name="T25">)</text:span><text:span text:style-name="T24"> frames</text:span><text:span text:style-name="T98"> in order to make things happen clearly.</text:span></text:p>
      <text:p text:style-name="P97">What next?</text:p>
      <text:p text:style-name="P80"/>
      <text:p text:style-name="P11"><text:span text:style-name="T2"><text:tab/></text:span><text:span text:style-name="T22">L</text:span><text:span text:style-name="T2">ater, adding more stuff and features would be great (as previously told) such as being able to grab passing by things (such as a cat, a baby, etc.) and throw them at the opponent.</text:span></text:p>
      <text:p text:style-name="P11"><text:span text:style-name="T6"><text:tab/>Win animations</text:span><text:span text:style-name="T4"> </text:span><text:span text:style-name="T2">would be </text:span><text:span text:style-name="T4">fun…</text:span></text:p>
      <text:p text:style-name="P85"><text:tab/>More musics would also be great!</text:p>
      <text:p text:style-name="P58"><text:span text:style-name="T95"><text:tab/>A</text:span><text:span text:style-name="T110">dding background animations of people passing by and looking through the window to see what’s happening then running away. Cars (with lights on) in the street. Someone walking a dog.</text:span></text:p>
      <text:p text:style-name="P59"><text:span text:style-name="T110"><text:tab/></text:span><text:span text:style-name="T112">Adding shadows below characters would be awesome too but I don’t know how to do that using only the game color palette…</text:span></text:p>
      <text:p text:style-name="P59"><text:span text:style-name="T112"><text:tab/></text:span><text:span text:style-name="T113">Adding an IA in order to play versus the computer (we have seen references to that option previously in the document…</text:span></text:p>
      <text:p text:style-name="P47"><text:tab/></text:p>
      <text:p text:style-name="P95"><text:span text:style-name="T142">Sources</text:span><text:span text:style-name="T92"> </text:span><text:span text:style-name="T131">(used at some point)</text:span></text:p>
      <text:p text:style-name="P50"/>
      <text:p text:style-name="P71"><text:span text:style-name="T96">Kindosaur Production</text:span><text:span text:style-name="T145"> </text:span><text:span text:style-name="T146">(Tournament Fighter videos – </text:span><text:span text:style-name="T147">Original main source for code</text:span><text:span text:style-name="T146">)</text:span><text:span text:style-name="T145">: </text:span><text:a xlink:type="simple" xlink:href="https://www.youtube.com/channel/UCO9VPWphWuHAQ30X-BeMu6A/videos" text:style-name="Internet_20_link" text:visited-style-name="Visited_20_Internet_20_Link">https://www.youtube.com/channel/UCO9VPWphWuHAQ30X-BeMu6A/videos</text:a></text:p>
      <text:p text:style-name="P21"/>
      <text:p text:style-name="P72"><text:span text:style-name="T144">J</text:span><text:span text:style-name="T143">on Topielski</text:span><text:span text:style-name="T145"> (transition between scenes): </text:span><text:a xlink:type="simple" xlink:href="https://www.youtube.com/watch?v=QC_mn2tX6n0" text:style-name="Internet_20_link" text:visited-style-name="Visited_20_Internet_20_Link"><text:span text:style-name="T92">https://www.youtube.com/watch?v=QC_mn2tX6n0</text:span></text:a></text:p>
      <text:p text:style-name="P20"/>
      <text:p text:style-name="P23">Other sources were <text:span text:style-name="T217">u</text:span>sed but I lost them: I’ll add them here <text:span text:style-name="T217">when I remember</text:span>.</text:p>
      <text:p text:style-name="P23"/>
      <text:p text:style-name="P23"/>
      <text:p text:style-name="P24">Not used so far:</text:p>
      <text:p text:style-name="P22"><text:span text:style-name="T219">Snopek Games</text:span> <text:span text:style-name="T218">(Rollback Netcode):</text:span></text:p>
      <text:p text:style-name="P32">https://www.youtube.com/watch?v=zvqQPbT8rAE&amp;list=PLCBLMvLIundBXwTa6gwlOUNc29_9btoir</text:p>
      <text:p text:style-name="P23"/>
      <text:p text:style-name="P23"/>
      <text:p text:style-name="P70"><text:span text:style-name="T145">Project made with the </text:span><text:span text:style-name="T96">Godot</text:span><text:span text:style-name="T143"> Engine</text:span><text:span text:style-name="T126">(!)</text:span><text:span text:style-name="T145">: </text:span><text:a xlink:type="simple" xlink:href="https://godotengine.org/" text:style-name="Internet_20_link" text:visited-style-name="Visited_20_Internet_20_Link">https://godotengine.org/</text:a></text:p>
      <text:p text:style-name="P28"/>
      <text:p text:style-name="P28">For music, graphics, animation, sounds, Fxs, etc. use whatever you <text:span text:style-name="T216">want</text:span>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Futura Std Condensed1" svg:font-family="'Futura Std Condensed'"/>
    <style:font-face style:name="Futura Std Condensed Light1" svg:font-family="'Futura Std Condensed Light'"/>
    <style:font-face style:name="Futura CondensedLight" svg:font-family="'Futura CondensedLight'" style:font-pitch="variable"/>
    <style:font-face style:name="Futura CondensedLight1" svg:font-family="'Futura CondensedLight'" style:font-adornments="Light Condensed" style:font-pitch="variable"/>
    <style:font-face style:name="Futura Std Condensed2" svg:font-family="'Futura Std Condensed'" style:font-pitch="variable"/>
    <style:font-face style:name="Calibri" svg:font-family="Calibri" style:font-family-generic="swiss" style:font-pitch="variable"/>
    <style:font-face style:name="Futura Std Condensed" svg:font-family="'Futura Std Condensed'" style:font-family-generic="swiss" style:font-pitch="variable"/>
    <style:font-face style:name="Futura Std Condensed Light2" svg:font-family="'Futura Std Condensed Light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14T18:22:20.914000917</dc:date>
    <meta:editing-duration>PT8H44M27S</meta:editing-duration>
    <meta:editing-cycles>80</meta:editing-cycles>
    <meta:generator>LibreOffice/6.4.7.2$Linux_X86_64 LibreOffice_project/40$Build-2</meta:generator>
    <meta:document-statistic meta:table-count="0" meta:image-count="2" meta:object-count="0" meta:page-count="10" meta:paragraph-count="138" meta:word-count="2090" meta:character-count="12080" meta:non-whitespace-character-count="10049"/>
  </office:meta>
</office:document-meta>
</file>